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faultFont" svg:font-family="DefaultFont, sans-serif"/>
    <style:font-face style:name="JetBrains Mono" svg:font-family="'JetBrains Mono', monospace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fo:line-height="100%" fo:text-align="center" style:justify-single-word="false">
        <style:tab-stops>
          <style:tab-stop style:position="6.74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" style:family="paragraph" style:parent-style-name="Standard">
      <style:paragraph-properties fo:margin-top="0cm" fo:margin-bottom="0.212cm" fo:line-height="100%" fo:text-align="center" style:justify-single-word="false">
        <style:tab-stops>
          <style:tab-stop style:position="6.747cm"/>
        </style:tab-stops>
      </style:paragraph-properties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margin-top="0cm" fo:margin-bottom="0.212cm" fo:line-height="100%" fo:text-align="center" style:justify-single-word="false">
        <style:tab-stops>
          <style:tab-stop style:position="6.747cm"/>
        </style:tab-stops>
      </style:paragraph-properties>
      <style:text-properties style:font-name="Times New Roman" fo:font-size="14pt" fo:language="ru" fo:country="RU" fo:font-weight="normal" style:font-size-asian="14pt" style:font-weight-asian="normal" style:font-name-complex="Times New Roman2" style:font-size-complex="14pt" style:font-weight-complex="normal"/>
    </style:style>
    <style:style style:name="P4" style:family="paragraph" style:parent-style-name="Standard">
      <style:paragraph-properties fo:margin-top="0cm" fo:margin-bottom="0.212cm" fo:line-height="100%" fo:text-align="end" style:justify-single-word="false">
        <style:tab-stops>
          <style:tab-stop style:position="6.747cm"/>
        </style:tab-stops>
      </style:paragraph-properties>
      <style:text-properties style:font-name="Times New Roman" fo:font-size="14pt" fo:language="ru" fo:country="RU" fo:font-weight="normal" style:font-size-asian="14pt" style:font-weight-asian="normal" style:font-name-complex="Times New Roman2" style:font-size-complex="14pt" style:font-weight-complex="normal"/>
    </style:style>
    <style:style style:name="P5" style:family="paragraph" style:parent-style-name="Standard">
      <style:paragraph-properties fo:margin-top="0cm" fo:margin-bottom="0.212cm" fo:line-height="100%" fo:text-align="center" style:justify-single-word="false">
        <style:tab-stops>
          <style:tab-stop style:position="6.747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margin-top="0cm" fo:margin-bottom="0.212cm" fo:line-height="100%" fo:text-align="center" style:justify-single-word="false">
        <style:tab-stops>
          <style:tab-stop style:position="6.747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font-weight-complex="bold"/>
    </style:style>
    <style:style style:name="P7" style:family="paragraph" style:parent-style-name="Заголовок_20_раздела">
      <style:paragraph-properties fo:break-before="page"/>
    </style:style>
    <style:style style:name="P8" style:family="paragraph" style:parent-style-name="Standard">
      <style:paragraph-properties fo:margin-top="0cm" fo:margin-bottom="0.212cm" fo:line-height="100%" fo:text-align="center" style:justify-single-word="false">
        <style:tab-stops>
          <style:tab-stop style:position="6.747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margin-top="0cm" fo:margin-bottom="0.212cm" fo:line-height="100%" fo:text-align="end" style:justify-single-word="false">
        <style:tab-stops>
          <style:tab-stop style:position="6.747cm"/>
        </style:tab-stops>
      </style:paragraph-properties>
      <style:text-properties style:font-name="Times New Roman" fo:font-size="14pt" fo:language="ru" fo:country="RU" fo:font-weight="normal" style:font-size-asian="14pt" style:font-weight-asian="normal" style:font-name-complex="Times New Roman2" style:font-size-complex="14pt" style:font-weight-complex="normal"/>
    </style:style>
    <style:style style:name="P10" style:family="paragraph" style:parent-style-name="Standard">
      <style:paragraph-properties fo:margin-top="0cm" fo:margin-bottom="0.212cm" fo:line-height="100%" fo:text-align="center" style:justify-single-word="false">
        <style:tab-stops>
          <style:tab-stop style:position="6.747cm"/>
        </style:tab-stops>
      </style:paragraph-properties>
      <style:text-properties style:font-name="Times New Roman" fo:font-size="14pt" fo:language="ru" fo:country="RU" fo:font-weight="normal" style:font-size-asian="14pt" style:font-weight-asian="normal" style:font-name-complex="Times New Roman2" style:font-size-complex="14pt" style:font-weight-complex="normal"/>
    </style:style>
    <style:style style:name="P11" style:family="paragraph" style:parent-style-name="Основной_20_текст_20_с_20_отступом_20_в_20_начале" style:list-style-name="L1"/>
    <style:style style:name="P12" style:family="paragraph" style:parent-style-name="Основной_20_текст_20_с_20_отступом_20_в_20_начале">
      <style:text-properties fo:language="ru" fo:country="RU"/>
    </style:style>
    <style:style style:name="P13" style:family="paragraph" style:parent-style-name="Основной_20_текст_20_с_20_отступом_20_в_20_начале" style:list-style-name="L2">
      <style:text-properties fo:language="ru" fo:country="RU"/>
    </style:style>
    <style:style style:name="P14" style:family="paragraph" style:parent-style-name="Основной_20_текст_20_с_20_отступом_20_в_20_начале">
      <style:text-properties fo:language="ru" fo:country="RU" fo:font-weight="bold" style:font-weight-asian="bold" style:font-weight-complex="bold"/>
    </style:style>
    <style:style style:name="P15" style:family="paragraph" style:parent-style-name="Основной_20_текст_20_с_20_отступом_20_в_20_начале" style:list-style-name="L1">
      <style:text-properties fo:language="ru" fo:country="RU"/>
    </style:style>
    <style:style style:name="P16" style:family="paragraph" style:parent-style-name="Основной_20_текст_20_с_20_отступом_20_в_20_начале">
      <style:text-properties fo:font-weight="bold" style:font-weight-asian="bold" style:font-weight-complex="bold"/>
    </style:style>
    <style:style style:name="P17" style:family="paragraph" style:parent-style-name="Основной_20_текст_20_с_20_отступом_20_в_20_начале">
      <style:text-properties fo:font-weight="normal" style:font-weight-asian="normal" style:font-weight-complex="normal"/>
    </style:style>
    <style:style style:name="P18" style:family="paragraph" style:parent-style-name="Основной_20_текст_20_с_20_отступом_20_в_20_начале" style:list-style-name="L4">
      <style:text-properties fo:font-weight="normal" style:font-weight-asian="normal" style:font-weight-complex="normal"/>
    </style:style>
    <style:style style:name="P19" style:family="paragraph" style:parent-style-name="Основной_20_текст_20_с_20_отступом_20_в_20_начале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style:font-name="Times New Roman" fo:font-weight="bold" style:font-weight-asian="bold" style:font-name-complex="Times New Roman2"/>
    </style:style>
    <style:style style:name="T2" style:family="text">
      <style:text-properties style:font-name="Times New Roman" fo:font-weight="bold" style:font-weight-asian="bold" style:font-name-complex="Times New Roman2" style:font-weight-complex="bold"/>
    </style:style>
    <style:style style:name="T3" style:family="text">
      <style:text-properties style:font-name="Times New Roman" fo:language="en" fo:country="US" fo:font-weight="bold" style:font-weight-asian="bold" style:font-name-complex="Times New Roman2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color="#cc7832"/>
    </style:style>
    <style:style style:name="T7" style:family="text">
      <style:text-properties fo:color="#cc7832" style:font-name="JetBrains Mono"/>
    </style:style>
    <style:style style:name="T8" style:family="text">
      <style:text-properties fo:color="#ffc66d"/>
    </style:style>
    <style:style style:name="T9" style:family="text">
      <style:text-properties fo:color="#ffc66d" style:font-name="JetBrains Mono"/>
    </style:style>
    <style:style style:name="T10" style:family="text">
      <style:text-properties style:font-name="JetBrains Mono"/>
    </style:style>
    <style:style style:name="T11" style:family="text">
      <style:text-properties fo:color="#6a8759"/>
    </style:style>
    <style:style style:name="T12" style:family="text">
      <style:text-properties fo:color="#6a8759" style:font-name="JetBrains Mono"/>
    </style:style>
    <style:style style:name="T13" style:family="text">
      <style:text-properties fo:color="#6897bb"/>
    </style:style>
    <style:style style:name="T14" style:family="text">
      <style:text-properties fo:color="#6897bb" style:font-name="JetBrains Mono"/>
    </style:style>
    <style:style style:name="T15" style:family="text">
      <style:text-properties fo:color="#b200b2" style:font-name="JetBrains Mono"/>
    </style:style>
    <style:style style:name="T16" style:family="text">
      <style:text-properties fo:color="#94558d" style:font-name="JetBrains Mono"/>
    </style:style>
    <style:style style:name="T17" style:family="text">
      <style:text-properties fo:color="#8888c6" style:font-name="JetBrains Mono"/>
    </style:style>
    <style:style style:name="T18" style:family="text">
      <style:text-properties fo:color="#aa4926" style:font-name="JetBrains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Главный_20_заголовок">ФГБОУ ВО «МОСКОВСКИЙ ПОЛИТЕХНИЧЕСКИЙ УНИВЕРСИТЕТ»</text:p>
      <text:p text:style-name="P1"/>
      <text:p text:style-name="P1"/>
      <text:p text:style-name="P1"/>
      <text:p text:style-name="Главный_20_заголовок"><text:span text:style-name="T2">Лабораторная работ</text:span><text:span text:style-name="T1">а № </text:span><text:span text:style-name="T3">10</text:span></text:p>
      <text:p text:style-name="P2"/>
      <text:p text:style-name="P3">По теме: «Выполнение проекта»</text:p>
      <text:p text:style-name="P3"/>
      <text:p text:style-name="Главный_20_заголовок"><text:span text:style-name="T1">Задание </text:span><text:span text:style-name="T3">1</text:span></text:p>
      <text:p text:style-name="P2"/>
      <text:p text:style-name="P2"/>
      <text:p text:style-name="P3">По дисциплине:</text:p>
      <text:p text:style-name="P3">«Основы программирования»</text:p>
      <text:p text:style-name="P3"/>
      <text:p text:style-name="P5"/>
      <text:p text:style-name="P5"/>
      <text:p text:style-name="P5"/>
      <text:p text:style-name="P4">Выполнил</text:p>
      <text:p text:style-name="P4">Студент 1 курса</text:p>
      <text:p text:style-name="P4">Переверзев И. Д.</text:p>
      <text:p text:style-name="P4">Донской Никита</text:p>
      <text:p text:style-name="P4">Шамаров Илья</text:p>
      <text:p text:style-name="P4">Петров Александр</text:p>
      <text:p text:style-name="P4"/>
      <text:p text:style-name="P4">Проверил</text:p>
      <text:p text:style-name="P4">__________________ Никишина И. Н.</text:p>
      <text:p text:style-name="P3"/>
      <text:p text:style-name="P3"/>
      <text:p text:style-name="P3"/>
      <text:p text:style-name="P6">МОСКВА 2022</text:p>
      <text:p text:style-name="P7">Цель работы</text:p>
      <text:p text:style-name="Основной_20_текст_20_с_20_отступом_20_в_20_начале">Закрепление теоретических знаний по дисциплине «Основы программирования», а также практических навыков по программированию на языке Python <text:span text:style-name="T4">путем написания проекта на тему: «Разработка идеальный движка для игры крестики-нолики».</text:span></text:p>
      <text:p text:style-name="Основной_20_текст_20_с_20_отступом_20_в_20_начале"><text:span text:style-name="T4"/></text:p>
      <text:p text:style-name="Заголовок_20_раздела">Постановка задачи</text:p>
      <text:p text:style-name="Основной_20_текст_20_с_20_отступом_20_в_20_начале"><text:span text:style-name="T4">Используя язык программирования </text:span><text:span text:style-name="T5">Python, </text:span><text:span text:style-name="T4">а также дополнительные графические библиотеки для него, написать программу, позволяющую пользователю играть в крестики-нолики с искусственным интеллектом.</text:span></text:p>
      <text:p text:style-name="Основной_20_текст_20_с_20_отступом_20_в_20_начале"><text:span text:style-name="T4"/></text:p>
      <text:p text:style-name="Заголовок_20_раздела">Теоретическое введение</text:p>
      <text:p text:style-name="P14">Инструментарий</text:p>
      <text:p text:style-name="P12">Для выполнения поставленной цели нами были выбраны следующие инструменты:</text:p>
      <text:list xml:id="list8056458163508535351" text:style-name="L2">
        <text:list-item>
          <text:p text:style-name="P13">Язык программирования <text:span text:style-name="T5">Python – </text:span>основной инструмент</text:p>
        </text:list-item>
        <text:list-item>
          <text:p text:style-name="P13">Графический модуль <text:span text:style-name="T5">pygame —</text:span> библиотека для написания приложений с графическим интерфейсом на <text:span text:style-name="T5">Python, </text:span>преимущественно используется для написания игр</text:p>
        </text:list-item>
        <text:list-item>
          <text:p text:style-name="P13">Модуль <text:span text:style-name="T5">pyistaller – </text:span>модуль для компилирования файла .<text:span text:style-name="T5">py </text:span>в исполняемый файл .<text:span text:style-name="T5">exe</text:span></text:p>
        </text:list-item>
      </text:list>
      <text:p text:style-name="P16"><text:span text:style-name="T4">Основа искусственного интеллекта</text:span></text:p>
      <text:p text:style-name="Основной_20_текст_20_с_20_отступом_20_в_20_начале"><text:span text:style-name="T4">Для основы искусственного интеллекта был выбран алгоритм «Минимакс». Вкратце этот алгоритм можно описать следующим образом: программа просчитывает все возможные ходы «компьютерного игрока». Каждому ходу присваивается некоторое числовое значение. И чем больше данное значение, тем предпочтительнее считается соответствующий ход.</text:span></text:p>
      <text:p text:style-name="P16"><text:span text:style-name="T4">Описание реализации программы</text:span></text:p>
      <text:p text:style-name="P17"><text:span text:style-name="T4">Модуль </text:span><text:span text:style-name="T5">pygame </text:span><text:span text:style-name="T4">предоставляет разработчику возможность создавать приложения и игры с графическим интерфейсом. Это достигается путем создания отдельного окна и размещения на нем различных графических элементов (ГЭ), созданных самим разработчиком. В качестве примера таких элементов можно привести кнопки, поля для ввода, различные надписи и так далее.</text:span></text:p>
      <text:p text:style-name="P17"><text:span text:style-name="T4">К основным возможностям модуля </text:span><text:span text:style-name="T5">pygame </text:span><text:span text:style-name="T4">относятся:</text:span></text:p>
      <text:list xml:id="list5250319464655882135" text:style-name="L4">
        <text:list-item>
          <text:p text:style-name="P18"><text:span text:style-name="T4">Отслеживание положения курсора мыши</text:span></text:p>
        </text:list-item>
        <text:list-item>
          <text:p text:style-name="P18"><text:span text:style-name="T4">Рисование различных графических примитивов, из которых составляются все основные элементы интерфейса</text:span></text:p>
        </text:list-item>
        <text:list-item>
          <text:p text:style-name="P18"><text:span text:style-name="T4">Создание дополнительных поверхностей, объединяющих в себе несколько ГЭ</text:span></text:p>
        </text:list-item>
        <text:list-item>
          <text:p text:style-name="P18"><text:span text:style-name="T4">Наложение этих поверхностей на главное окно</text:span></text:p>
        </text:list-item>
        <text:list-item>
          <text:p text:style-name="P18"><text:span text:style-name="T4">Обработка событий (нажатие на клавишу клавиатуры, на кнопку мыши, на кнопку выхода)</text:span></text:p>
        </text:list-item>
        <text:list-item>
          <text:p text:style-name="P18"><text:span text:style-name="T4">работа с музыкой и звуковыми эффектами</text:span></text:p>
        </text:list-item>
        <text:list-item>
          <text:p text:style-name="P18"><text:span text:style-name="T4">Добавление и использование в качестве ГЭ обычных растровых изображений</text:span></text:p>
        </text:list-item>
        <text:list-item>
          <text:p text:style-name="P18"><text:soft-page-break/><text:span text:style-name="T4">Создание различных таймеров для отслеживания продолжительности некоторых пользовательских событий</text:span></text:p>
        </text:list-item>
      </text:list>
      <text:p text:style-name="P17"><text:span text:style-name="T4">Размещение и позиционирование графических элементов происходит относительно левого верхнего угла окна программы. Стоит отметить, что обсуждаемый модуль позволяет создавать и использовать так называемые «Поверхности», представляющие собой холсты, объединяющие несколько графических элементов. Такие холсты можно создавать в относительно большом количестве. И иногда их применение позволяет сильно упростить разработку программы.</text:span></text:p>
      <text:p text:style-name="P17"><text:span text:style-name="T4">Отрисовка всех поверхностей и ГЭ элементов осуществляется внутри главного исполняемого цикла. На каждой итерации отрисовка производится с нуля. Такой подход позволяет проще всего обновлять содержимое главного окна. Кроме того, можно регулировать частоту кадров, с которой производится отрисовка.</text:span></text:p>
      <text:p text:style-name="P17"><text:span text:style-name="T4">При написании кода использовалось Объектно Ориентированное Программирование (ООП) для описания свойств и поведения различных графических элементов, искусственного интеллекта, игрового и главного окон и так далее.</text:span></text:p>
      <text:p text:style-name="P19"><text:span text:style-name="T4"/></text:p>
      <text:p text:style-name="Заголовок_20_раздела">Листинг программы</text:p>
      <text:p text:style-name="P14">Главный исполняемый файл</text:p>
      <text:p text:style-name="Листинг_20_кода"><text:span text:style-name="T6">from </text:span>pygame <text:span text:style-name="T6">import </text:span>display<text:span text:style-name="T6">, </text:span>time<text:span text:style-name="T6">, </text:span>event<text:span text:style-name="T6">, </text:span>mouse<text:span text:style-name="T6">, </text:span>init<text:span text:style-name="T6">, </text:span>image<text:span text:style-name="T6">, </text:span>transform<text:span text:style-name="T6">, </text:span>quit</text:p>
      <text:p text:style-name="Листинг_20_кода"><text:span text:style-name="T6">from </text:span>settings <text:span text:style-name="T6">import </text:span>*</text:p>
      <text:p text:style-name="Листинг_20_кода"><text:span text:style-name="T6">from </text:span>modules.bot_for_game <text:span text:style-name="T6">import </text:span>*</text:p>
      <text:p text:style-name="Листинг_20_кода"><text:span text:style-name="T6">from </text:span>random <text:span text:style-name="T6">import </text:span>choice</text:p>
      <text:p text:style-name="Листинг_20_кода"><text:span text:style-name="T6">from </text:span>sys <text:span text:style-name="T6">import </text:span>exit</text:p>
      <text:p text:style-name="Листинг_20_кода"><text:span text:style-name="T6">from </text:span>modules.gui_elems <text:span text:style-name="T6">import </text:span>*</text:p>
      <text:p text:style-name="Листинг_20_кода"><text:span text:style-name="T6">from </text:span>modules.game_elems <text:span text:style-name="T6">import </text:span>*</text:p>
      <text:p text:style-name="Листинг_20_кода">init()</text:p>
      <text:p text:style-name="Листинг_20_кода"><text:span text:style-name="T6">def </text:span><text:span text:style-name="T8">play_symbol_sound</text:span>(symbol):</text:p>
      <text:p text:style-name="Листинг_20_кода"><text:s text:c="4"/><text:span text:style-name="T7">if </text:span><text:span text:style-name="T10">symbol == </text:span><text:span text:style-name="T12">'O'</text:span><text:span text:style-name="T10">:</text:span></text:p>
      <text:p text:style-name="Листинг_20_кода"><text:s text:c="8"/><text:span text:style-name="T10">SHIELD.play(</text:span><text:span text:style-name="T14">0</text:span><text:span text:style-name="T10">)</text:span></text:p>
      <text:p text:style-name="Листинг_20_кода"><text:s text:c="4"/><text:span text:style-name="T7">else</text:span><text:span text:style-name="T10">:</text:span></text:p>
      <text:p text:style-name="Листинг_20_кода"><text:s text:c="8"/><text:span text:style-name="T10">SWORD_1.play(</text:span><text:span text:style-name="T14">0</text:span><text:span text:style-name="T10">)</text:span></text:p>
      <text:p text:style-name="Листинг_20_кода"><text:s text:c="8"/><text:span text:style-name="T10">SWORD_2.play(</text:span><text:span text:style-name="T14">0</text:span><text:span text:style-name="T10">)</text:span></text:p>
      <text:p text:style-name="Листинг_20_кода"><text:span text:style-name="T6">class </text:span>Game:</text:p>
      <text:p text:style-name="Листинг_20_кода"><text:s text:c="4"/><text:span text:style-name="T7">def </text:span><text:span text:style-name="T15">__init__</text:span><text:span text:style-name="T10">(</text:span><text:span text:style-name="T16">self</text:span><text:span text:style-name="T10">):</text:span></text:p>
      <text:p text:style-name="Листинг_20_кода"><text:s text:c="8"/><text:span text:style-name="T16">self</text:span><text:span text:style-name="T10">.window = display.set_mode([WIDTH</text:span><text:span text:style-name="T7">, </text:span><text:span text:style-name="T10">HEIGHT])</text:span></text:p>
      <text:p text:style-name="Листинг_20_кода"><text:s text:c="8"/><text:span text:style-name="T10">display.set_caption(</text:span><text:span text:style-name="T12">"Крестики и нолики"</text:span><text:span text:style-name="T10">)</text:span></text:p>
      <text:p text:style-name="Листинг_20_кода"><text:s text:c="8"/><text:span text:style-name="T10">display.set_icon(image.load(</text:span><text:span text:style-name="T12">'src/img/swords.png'</text:span><text:span text:style-name="T10">))</text:span></text:p>
      <text:p text:style-name="Листинг_20_кода"><text:s text:c="8"/><text:span text:style-name="T16">self</text:span><text:span text:style-name="T10">.screen = surface.Surface([WIDTH</text:span><text:span text:style-name="T7">, </text:span><text:span text:style-name="T10">HEIGHT])</text:span></text:p>
      <text:p text:style-name="Листинг_20_кода"><text:s text:c="8"/><text:span text:style-name="T16">self</text:span><text:span text:style-name="T10">.clock = time.Clock()</text:span></text:p>
      <text:p text:style-name="Листинг_20_кода"><text:s text:c="4"/><text:span text:style-name="T7">def </text:span><text:span text:style-name="T9">run</text:span><text:span text:style-name="T10">(</text:span><text:span text:style-name="T16">self</text:span><text:span text:style-name="T10">):</text:span></text:p>
      <text:p text:style-name="Листинг_20_кода"><text:s text:c="8"/><text:span text:style-name="T10">start_screen = StartScreen()</text:span></text:p>
      <text:p text:style-name="Листинг_20_кода"><text:s text:c="8"/><text:span text:style-name="T7">while True</text:span><text:span text:style-name="T10">:</text:span></text:p>
      <text:p text:style-name="Листинг_20_кода"><text:s text:c="12"/><text:span text:style-name="T10">start_screen.run()</text:span></text:p>
      <text:p text:style-name="Листинг_20_кода"><text:s text:c="12"/><text:span text:style-name="T10">game_screen = GameScreen(*start_screen.get_chars())</text:span></text:p>
      <text:p text:style-name="Листинг_20_кода"><text:s text:c="12"/><text:span text:style-name="T10">game_screen.run()</text:span></text:p>
      <text:p text:style-name="Листинг_20_кода"><text:soft-page-break/><text:span text:style-name="T6">class </text:span>GameScreen(Game):</text:p>
      <text:p text:style-name="Листинг_20_кода"><text:s text:c="4"/><text:span text:style-name="T7">def </text:span><text:span text:style-name="T15">__init__</text:span><text:span text:style-name="T10">(</text:span><text:span text:style-name="T16">self</text:span><text:span text:style-name="T7">, </text:span><text:span text:style-name="T10">hu_char: </text:span><text:span text:style-name="T17">str</text:span><text:span text:style-name="T7">, </text:span><text:span text:style-name="T10">ai_char: </text:span><text:span text:style-name="T17">str</text:span><text:span text:style-name="T10">):</text:span></text:p>
      <text:p text:style-name="Листинг_20_кода"><text:s text:c="8"/><text:span text:style-name="T17">super</text:span><text:span text:style-name="T10">(GameScreen</text:span><text:span text:style-name="T7">, </text:span><text:span text:style-name="T16">self</text:span><text:span text:style-name="T10">).</text:span><text:span text:style-name="T15">__init__</text:span><text:span text:style-name="T10">()</text:span></text:p>
      <text:p text:style-name="Листинг_20_кода"><text:s text:c="8"/><text:span text:style-name="T16">self</text:span><text:span text:style-name="T10">.field = Field(</text:span><text:span text:style-name="T14">3</text:span><text:span text:style-name="T7">, </text:span><text:span text:style-name="T14">3</text:span><text:span text:style-name="T7">, </text:span><text:span text:style-name="T14">300</text:span><text:span text:style-name="T7">, </text:span><text:span text:style-name="T14">55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rule_place = RulePlace(</text:span><text:span text:style-name="T14">780</text:span><text:span text:style-name="T7">, </text:span><text:span text:style-name="T14">55</text:span><text:span text:style-name="T7">, </text:span><text:span text:style-name="T10">CELL_SIZE*</text:span><text:span text:style-name="T14">1.9</text:span><text:span text:style-name="T7">, </text:span><text:span text:style-name="T10">CELL_SIZE*</text:span><text:span text:style-name="T14">3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btn_reset = Button(</text:span><text:span text:style-name="T14">20</text:span><text:span text:style-name="T7">, </text:span><text:span text:style-name="T14">350</text:span><text:span text:style-name="T7">, </text:span><text:span text:style-name="T10">CELL_SIZE*</text:span><text:span text:style-name="T14">1.66</text:span><text:span text:style-name="T7">, </text:span><text:span text:style-name="T10">CELL_SIZE*</text:span><text:span text:style-name="T14">0.4</text:span><text:span text:style-name="T7">, </text:span><text:span text:style-name="T14">20</text:span><text:span text:style-name="T7">, </text:span><text:span text:style-name="T12">'Начать новую игру'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btn_quit = Button(</text:span><text:span text:style-name="T14">20</text:span><text:span text:style-name="T7">, </text:span><text:span text:style-name="T14">445</text:span><text:span text:style-name="T7">, </text:span><text:span text:style-name="T10">CELL_SIZE * </text:span><text:span text:style-name="T14">1.66</text:span><text:span text:style-name="T7">, </text:span><text:span text:style-name="T10">CELL_SIZE * </text:span><text:span text:style-name="T14">0.4</text:span><text:span text:style-name="T7">, </text:span><text:span text:style-name="T14">20</text:span><text:span text:style-name="T7">, </text:span><text:span text:style-name="T12">'Выйти из игры'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btn_return = Button(</text:span><text:span text:style-name="T14">20</text:span><text:span text:style-name="T7">, </text:span><text:span text:style-name="T14">10</text:span><text:span text:style-name="T7">, </text:span><text:span text:style-name="T10">CELL_SIZE * </text:span><text:span text:style-name="T14">1.66</text:span><text:span text:style-name="T7">, </text:span><text:span text:style-name="T10">CELL_SIZE*</text:span><text:span text:style-name="T14">0.2</text:span><text:span text:style-name="T7">, </text:span><text:span text:style-name="T14">16</text:span><text:span text:style-name="T7">,</text:span></text:p>
      <text:p text:style-name="Листинг_20_кода"><text:span text:style-name="T6"><text:s text:c="33"/></text:span><text:span text:style-name="T12">'Вернуться на главный экран'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counter = Counter(</text:span><text:span text:style-name="T14">20</text:span><text:span text:style-name="T7">, </text:span><text:span text:style-name="T14">55</text:span><text:span text:style-name="T7">, </text:span><text:span text:style-name="T10">CELL_SIZE*</text:span><text:span text:style-name="T14">1.66</text:span><text:span text:style-name="T7">, </text:span><text:span text:style-name="T10">CELL_SIZE*</text:span><text:span text:style-name="T14">0.85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label_cur_player = Label(</text:span><text:span text:style-name="T14">20</text:span><text:span text:style-name="T7">, </text:span><text:span text:style-name="T10">HEIGHT // </text:span><text:span text:style-name="T14">3</text:span><text:span text:style-name="T7">, </text:span><text:span text:style-name="T14">20</text:span><text:span text:style-name="T7">, </text:span><text:span text:style-name="T12">'Сейчас ходит: игрок'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contrast_screen = surface.Surface([WIDTH</text:span><text:span text:style-name="T7">, </text:span><text:span text:style-name="T10">HEIGHT]</text:span><text:span text:style-name="T7">, </text:span><text:span text:style-name="T10">SRCALPHA)</text:span></text:p>
      <text:p text:style-name="Листинг_20_кода"><text:s text:c="8"/><text:span text:style-name="T16">self</text:span><text:span text:style-name="T10">.bg = image.load(</text:span><text:span text:style-name="T12">'src/img/game_screen_bg_pixel.png'</text:span><text:span text:style-name="T10">)</text:span></text:p>
      <text:p text:style-name="Листинг_20_кода"><text:s text:c="8"/><text:span text:style-name="T16">self</text:span><text:span text:style-name="T10">.bg = transform.scale(</text:span><text:span text:style-name="T16">self</text:span><text:span text:style-name="T10">.bg</text:span><text:span text:style-name="T7">, </text:span><text:span text:style-name="T10">(WIDTH</text:span><text:span text:style-name="T7">, </text:span><text:span text:style-name="T10">HEIGHT))</text:span></text:p>
      <text:p text:style-name="Листинг_20_кода"><text:s text:c="8"/><text:span text:style-name="T16">self</text:span><text:span text:style-name="T10">.font_header = font.Font(</text:span><text:span text:style-name="T12">"src/fonts/Sonic 1 Title Screen Filled.ttf"</text:span><text:span text:style-name="T7">, </text:span><text:span text:style-name="T14">75</text:span><text:span text:style-name="T10">)</text:span></text:p>
      <text:p text:style-name="Листинг_20_кода"><text:s text:c="8"/><text:span text:style-name="T16">self</text:span><text:span text:style-name="T10">.buttons = [</text:span></text:p>
      <text:p text:style-name="Листинг_20_кода"><text:s text:c="12"/><text:span text:style-name="T16">self</text:span><text:span text:style-name="T10">.btn_quit</text:span><text:span text:style-name="T7">,</text:span></text:p>
      <text:p text:style-name="Листинг_20_кода"><text:span text:style-name="T6"><text:s text:c="12"/></text:span><text:span text:style-name="T16">self</text:span><text:span text:style-name="T10">.btn_return</text:span><text:span text:style-name="T7">,</text:span></text:p>
      <text:p text:style-name="Листинг_20_кода"><text:span text:style-name="T6"><text:s text:c="12"/></text:span><text:span text:style-name="T16">self</text:span><text:span text:style-name="T10">.btn_reset</text:span></text:p>
      <text:p text:style-name="Листинг_20_кода"><text:s text:c="8"/><text:span text:style-name="T10">]</text:span></text:p>
      <text:p text:style-name="Листинг_20_кода"><text:s text:c="8"/><text:span text:style-name="T16">self</text:span><text:span text:style-name="T10">.comp_turn = </text:span><text:span text:style-name="T7">False</text:span></text:p>
      <text:p text:style-name="Листинг_20_кода"><text:span text:style-name="T6"><text:s text:c="8"/></text:span><text:span text:style-name="T16">self</text:span><text:span text:style-name="T10">.was_win = </text:span><text:span text:style-name="T7">False</text:span></text:p>
      <text:p text:style-name="Листинг_20_кода"><text:span text:style-name="T6"><text:s text:c="8"/></text:span><text:span text:style-name="T16">self</text:span><text:span text:style-name="T10">.bot_first = </text:span><text:span text:style-name="T7">False</text:span></text:p>
      <text:p text:style-name="Листинг_20_кода"><text:span text:style-name="T6"><text:s text:c="8"/></text:span><text:span text:style-name="T16">self</text:span><text:span text:style-name="T10">.winner = </text:span><text:span text:style-name="T12">""</text:span></text:p>
      <text:p text:style-name="Листинг_20_кода"><text:span text:style-name="T11"><text:s text:c="8"/></text:span><text:span text:style-name="T16">self</text:span><text:span text:style-name="T10">.winner_text = </text:span><text:span text:style-name="T7">None</text:span></text:p>
      <text:p text:style-name="Листинг_20_кода"><text:span text:style-name="T6"><text:s text:c="8"/></text:span><text:span text:style-name="T16">self</text:span><text:span text:style-name="T10">.winner_text_rect = </text:span><text:span text:style-name="T7">None</text:span></text:p>
      <text:p text:style-name="Листинг_20_кода"><text:span text:style-name="T6"><text:s text:c="8"/></text:span><text:span text:style-name="T16">self</text:span><text:span text:style-name="T10">.want_back = </text:span><text:span text:style-name="T7">False</text:span></text:p>
      <text:p text:style-name="Листинг_20_кода"><text:span text:style-name="T6"><text:s text:c="8"/></text:span><text:span text:style-name="T16">self</text:span><text:span text:style-name="T10">.was_bot_turn = </text:span><text:span text:style-name="T7">False</text:span></text:p>
      <text:p text:style-name="Листинг_20_кода"><text:span text:style-name="T6"><text:s text:c="8"/></text:span><text:span text:style-name="T16">self</text:span><text:span text:style-name="T10">.begin = </text:span><text:span text:style-name="T7">True</text:span></text:p>
      <text:p text:style-name="Листинг_20_кода"><text:span text:style-name="T6"><text:s text:c="8"/></text:span><text:span text:style-name="T16">self</text:span><text:span text:style-name="T10">.can_click = </text:span><text:span text:style-name="T7">True</text:span></text:p>
      <text:p text:style-name="Листинг_20_кода"><text:span text:style-name="T6"><text:s text:c="8"/></text:span><text:span text:style-name="T16">self</text:span><text:span text:style-name="T10">.click_time = </text:span><text:span text:style-name="T14">0</text:span></text:p>
      <text:p text:style-name="Листинг_20_кода"><text:span text:style-name="T13"><text:s text:c="8"/></text:span><text:span text:style-name="T16">self</text:span><text:span text:style-name="T10">.bot = Bot(hu_char</text:span><text:span text:style-name="T7">, </text:span><text:span text:style-name="T10">ai_char)</text:span></text:p>
      <text:p text:style-name="Листинг_20_кода"><text:s text:c="8"/><text:span text:style-name="T16">self</text:span><text:span text:style-name="T10">.winner_text_color = (</text:span><text:span text:style-name="T14">0</text:span><text:span text:style-name="T7">, </text:span><text:span text:style-name="T14">0</text:span><text:span text:style-name="T7">, </text:span><text:span text:style-name="T14">0</text:span><text:span text:style-name="T10">)</text:span></text:p>
      <text:p text:style-name="Листинг_20_кода"><text:s text:c="4"/><text:span text:style-name="T7">def </text:span><text:span text:style-name="T9">update_click</text:span><text:span text:style-name="T10">(</text:span><text:span text:style-name="T16">self</text:span><text:span text:style-name="T10">):</text:span></text:p>
      <text:p text:style-name="Листинг_20_кода"><text:s text:c="8"/><text:span text:style-name="T7">if not </text:span><text:span text:style-name="T16">self</text:span><text:span text:style-name="T10">.can_click:</text:span></text:p>
      <text:p text:style-name="Листинг_20_кода"><text:s text:c="12"/><text:span text:style-name="T10">mouse.set_cursor(NORM_CURSOR)</text:span></text:p>
      <text:p text:style-name="Листинг_20_кода"><text:s text:c="12"/><text:span text:style-name="T10">cur_time = time.get_ticks()</text:span></text:p>
      <text:p text:style-name="Листинг_20_кода"><text:s text:c="12"/><text:span text:style-name="T7">if </text:span><text:span text:style-name="T10">cur_time - </text:span><text:span text:style-name="T16">self</text:span><text:span text:style-name="T10">.click_time &gt;= </text:span><text:span text:style-name="T14">1000</text:span><text:span text:style-name="T10">:</text:span></text:p>
      <text:p text:style-name="Листинг_20_кода"><text:s text:c="16"/><text:span text:style-name="T16">self</text:span><text:span text:style-name="T10">.can_click = </text:span><text:span text:style-name="T7">True</text:span></text:p>
      <text:p text:style-name="Листинг_20_кода"><text:span text:style-name="T6"><text:s text:c="4"/></text:span><text:span text:style-name="T7">def </text:span><text:span text:style-name="T9">rising</text:span><text:span text:style-name="T10">(</text:span><text:span text:style-name="T16">self</text:span><text:span text:style-name="T10">):</text:span></text:p>
      <text:p text:style-name="Листинг_20_кода"><text:soft-page-break/><text:s text:c="8"/><text:span text:style-name="T7">for </text:span><text:span text:style-name="T10">i </text:span><text:span text:style-name="T7">in </text:span><text:span text:style-name="T17">range</text:span><text:span text:style-name="T10">(</text:span><text:span text:style-name="T14">26</text:span><text:span text:style-name="T10">):</text:span></text:p>
      <text:p text:style-name="Листинг_20_кода"><text:s text:c="12"/><text:span text:style-name="T16">self</text:span><text:span text:style-name="T10">.contrast_screen.fill((</text:span><text:span text:style-name="T14">0</text:span><text:span text:style-name="T7">, </text:span><text:span text:style-name="T14">0</text:span><text:span text:style-name="T7">, </text:span><text:span text:style-name="T14">0</text:span><text:span text:style-name="T7">, </text:span><text:span text:style-name="T14">250 </text:span><text:span text:style-name="T10">- </text:span><text:span text:style-name="T14">10</text:span><text:span text:style-name="T10">*i))</text:span></text:p>
      <text:p text:style-name="Листинг_20_кода"><text:s text:c="12"/><text:span text:style-name="T10">mixer.music.set_volume(</text:span><text:span text:style-name="T14">0 </text:span><text:span text:style-name="T10">+ </text:span><text:span text:style-name="T14">0.1 </text:span><text:span text:style-name="T10">* i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contrast_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clock.tick(FPS)</text:span></text:p>
      <text:p text:style-name="Листинг_20_кода"><text:s text:c="12"/><text:span text:style-name="T10">display.update()</text:span></text:p>
      <text:p text:style-name="Листинг_20_кода"><text:s text:c="4"/><text:span text:style-name="T7">def </text:span><text:span text:style-name="T9">refresh</text:span><text:span text:style-name="T10">(</text:span><text:span text:style-name="T16">self</text:span><text:span text:style-name="T10">):</text:span></text:p>
      <text:p text:style-name="Листинг_20_кода"><text:s text:c="8"/><text:span text:style-name="T16">self</text:span><text:span text:style-name="T10">.was_win = </text:span><text:span text:style-name="T7">False</text:span></text:p>
      <text:p text:style-name="Листинг_20_кода"><text:span text:style-name="T6"><text:s text:c="8"/></text:span><text:span text:style-name="T16">self</text:span><text:span text:style-name="T10">.comp_turn = </text:span><text:span text:style-name="T7">False</text:span></text:p>
      <text:p text:style-name="Листинг_20_кода"><text:span text:style-name="T6"><text:s text:c="8"/></text:span><text:span text:style-name="T16">self</text:span><text:span text:style-name="T10">.field.refresh_field()</text:span></text:p>
      <text:p text:style-name="Листинг_20_кода"><text:s text:c="8"/><text:span text:style-name="T7">if </text:span><text:span text:style-name="T16">self</text:span><text:span text:style-name="T10">.bot.ai_char == </text:span><text:span text:style-name="T12">'X'</text:span><text:span text:style-name="T10">:</text:span></text:p>
      <text:p text:style-name="Листинг_20_кода"><text:s text:c="12"/><text:span text:style-name="T16">self</text:span><text:span text:style-name="T10">.field.query = </text:span><text:span text:style-name="T14">1</text:span></text:p>
      <text:p text:style-name="Листинг_20_кода"><text:span text:style-name="T13"><text:s text:c="12"/></text:span><text:span text:style-name="T16">self</text:span><text:span text:style-name="T10">.bot_first = </text:span><text:span text:style-name="T7">True</text:span></text:p>
      <text:p text:style-name="Листинг_20_кода"><text:span text:style-name="T6"><text:s text:c="8"/></text:span><text:span text:style-name="T16">self</text:span><text:span text:style-name="T10">.change_cur_player()</text:span></text:p>
      <text:p text:style-name="Листинг_20_кода"><text:s text:c="4"/><text:span text:style-name="T7">def </text:span><text:span text:style-name="T9">attenuation</text:span><text:span text:style-name="T10">(</text:span><text:span text:style-name="T16">self</text:span><text:span text:style-name="T10">):</text:span></text:p>
      <text:p text:style-name="Листинг_20_кода"><text:s text:c="8"/><text:span text:style-name="T7">for </text:span><text:span text:style-name="T10">i </text:span><text:span text:style-name="T7">in </text:span><text:span text:style-name="T17">range</text:span><text:span text:style-name="T10">(</text:span><text:span text:style-name="T14">1</text:span><text:span text:style-name="T7">, </text:span><text:span text:style-name="T14">26</text:span><text:span text:style-name="T10">):</text:span></text:p>
      <text:p text:style-name="Листинг_20_кода"><text:s text:c="12"/><text:span text:style-name="T16">self</text:span><text:span text:style-name="T10">.contrast_screen.fill((</text:span><text:span text:style-name="T14">0</text:span><text:span text:style-name="T7">, </text:span><text:span text:style-name="T14">0</text:span><text:span text:style-name="T7">, </text:span><text:span text:style-name="T14">0</text:span><text:span text:style-name="T7">, </text:span><text:span text:style-name="T14">10</text:span><text:span text:style-name="T10">*i))</text:span></text:p>
      <text:p text:style-name="Листинг_20_кода"><text:s text:c="12"/><text:span text:style-name="T10">mixer.music.set_volume(</text:span><text:span text:style-name="T14">1 </text:span><text:span text:style-name="T10">- </text:span><text:span text:style-name="T14">0.1 </text:span><text:span text:style-name="T10">* i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contrast_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clock.tick(FPS)</text:span></text:p>
      <text:p text:style-name="Листинг_20_кода"><text:s text:c="12"/><text:span text:style-name="T10">display.update()</text:span></text:p>
      <text:p text:style-name="Листинг_20_кода"><text:s text:c="4"/><text:span text:style-name="T7">def </text:span><text:span text:style-name="T9">change_cur_player</text:span><text:span text:style-name="T10">(</text:span><text:span text:style-name="T16">self</text:span><text:span text:style-name="T10">):</text:span></text:p>
      <text:p text:style-name="Листинг_20_кода"><text:s text:c="8"/><text:span text:style-name="T7">if </text:span><text:span text:style-name="T16">self</text:span><text:span text:style-name="T10">.field.query % </text:span><text:span text:style-name="T14">2 </text:span><text:span text:style-name="T10">== </text:span><text:span text:style-name="T14">0</text:span><text:span text:style-name="T10">:</text:span></text:p>
      <text:p text:style-name="Листинг_20_кода"><text:s text:c="12"/><text:span text:style-name="T16">self</text:span><text:span text:style-name="T10">.label_cur_player.change_text(</text:span><text:span text:style-name="T12">'Сейчас ходит: игрок'</text:span><text:span text:style-name="T10">)</text:span></text:p>
      <text:p text:style-name="Листинг_20_кода"><text:s text:c="8"/><text:span text:style-name="T7">else</text:span><text:span text:style-name="T10">:</text:span></text:p>
      <text:p text:style-name="Листинг_20_кода"><text:s text:c="12"/><text:span text:style-name="T16">self</text:span><text:span text:style-name="T10">.label_cur_player.change_text(</text:span><text:span text:style-name="T12">'Сейчас ходит: бот'</text:span><text:span text:style-name="T10">)</text:span></text:p>
      <text:p text:style-name="Листинг_20_кода"><text:s text:c="4"/><text:span text:style-name="T7">def </text:span><text:span text:style-name="T9">gameplay</text:span><text:span text:style-name="T10">(</text:span><text:span text:style-name="T16">self</text:span><text:span text:style-name="T10">):</text:span></text:p>
      <text:p text:style-name="Листинг_20_кода"><text:s text:c="8"/><text:span text:style-name="T16">self</text:span><text:span text:style-name="T10">.refresh()</text:span></text:p>
      <text:p text:style-name="Листинг_20_кода"><text:s text:c="8"/><text:span text:style-name="T10">mouse_pos = mouse.get_pos()</text:span></text:p>
      <text:p text:style-name="Листинг_20_кода"><text:s text:c="8"/><text:span text:style-name="T10">run = </text:span><text:span text:style-name="T7">True</text:span></text:p>
      <text:p text:style-name="Листинг_20_кода"><text:span text:style-name="T6"><text:s text:c="8"/></text:span><text:span text:style-name="T7">while </text:span><text:span text:style-name="T10">run:</text:span></text:p>
      <text:p text:style-name="Листинг_20_кода"><text:s text:c="12"/><text:span text:style-name="T7">if </text:span><text:span text:style-name="T16">self</text:span><text:span text:style-name="T10">.comp_turn:</text:span></text:p>
      <text:p text:style-name="Листинг_20_кода"><text:s text:c="16"/><text:span text:style-name="T16">self</text:span><text:span text:style-name="T10">.update_game()</text:span></text:p>
      <text:p text:style-name="Листинг_20_кода"><text:s text:c="16"/><text:span text:style-name="T10">time.delay(</text:span><text:span text:style-name="T14">1000</text:span><text:span text:style-name="T10">)</text:span></text:p>
      <text:p text:style-name="Листинг_20_кода"><text:s text:c="12"/><text:span text:style-name="T7">for </text:span><text:span text:style-name="T10">evt </text:span><text:span text:style-name="T7">in </text:span><text:span text:style-name="T10">event.get():</text:span></text:p>
      <text:p text:style-name="Листинг_20_кода"><text:s text:c="16"/><text:span text:style-name="T7">if </text:span><text:span text:style-name="T10">evt.type == QUIT:</text:span></text:p>
      <text:p text:style-name="Листинг_20_кода"><text:s text:c="20"/><text:span text:style-name="T16">self</text:span><text:span text:style-name="T10">.attenuation()</text:span></text:p>
      <text:p text:style-name="Листинг_20_кода"><text:s text:c="20"/><text:span text:style-name="T10">exit_()</text:span></text:p>
      <text:p text:style-name="Листинг_20_кода"><text:s text:c="16"/><text:span text:style-name="T7">if </text:span><text:span text:style-name="T10">evt.type == MOUSEMOTION </text:span><text:span text:style-name="T7">and not </text:span><text:span text:style-name="T16">self</text:span><text:span text:style-name="T10">.begin:</text:span></text:p>
      <text:p text:style-name="Листинг_20_кода"><text:s text:c="20"/><text:span text:style-name="T10">mouse_pos = mouse.get_pos()</text:span></text:p>
      <text:p text:style-name="Листинг_20_кода"><text:s text:c="20"/><text:span text:style-name="T10">hovers = </text:span><text:span text:style-name="T17">any</text:span><text:span text:style-name="T10">([</text:span><text:span text:style-name="T16">self</text:span><text:span text:style-name="T10">.buttons[i].check_move(mouse_pos) </text:span><text:span text:style-name="T7">for </text:span><text:span text:style-name="T10">i </text:span><text:span text:style-name="T7">in </text:span><text:span text:style-name="T17">range</text:span><text:span text:style-name="T10">(</text:span><text:span text:style-name="T17">len</text:span><text:span text:style-name="T10">(</text:span><text:span text:style-name="T16">self</text:span><text:span text:style-name="T10">.buttons))])</text:span></text:p>
      <text:p text:style-name="Листинг_20_кода"><text:s text:c="20"/><text:span text:style-name="T7">if </text:span><text:span text:style-name="T16">self</text:span><text:span text:style-name="T10">.field.check_move(mouse_pos) </text:span><text:span text:style-name="T7">or </text:span><text:span text:style-name="T10">hovers:</text:span></text:p>
      <text:p text:style-name="Листинг_20_кода"><text:s text:c="24"/><text:span text:style-name="T10">mouse.set_cursor(FINGER_CURSOR)</text:span></text:p>
      <text:p text:style-name="Листинг_20_кода"><text:soft-page-break/><text:s text:c="20"/><text:span text:style-name="T7">else</text:span><text:span text:style-name="T10">:</text:span></text:p>
      <text:p text:style-name="Листинг_20_кода"><text:s text:c="24"/><text:span text:style-name="T10">mouse.set_cursor(NORM_CURSOR)</text:span></text:p>
      <text:p text:style-name="Листинг_20_кода"><text:s text:c="16"/><text:span text:style-name="T7">if </text:span><text:span text:style-name="T10">evt.type == MOUSEBUTTONDOWN </text:span><text:span text:style-name="T7">and </text:span><text:span text:style-name="T16">self</text:span><text:span text:style-name="T10">.can_click:</text:span></text:p>
      <text:p text:style-name="Листинг_20_кода"><text:s text:c="20"/><text:span text:style-name="T7">if </text:span><text:span text:style-name="T16">self</text:span><text:span text:style-name="T10">.btn_reset.check_press(mouse_pos):</text:span></text:p>
      <text:p text:style-name="Листинг_20_кода"><text:s text:c="24"/><text:span text:style-name="T10">run = </text:span><text:span text:style-name="T7">False</text:span></text:p>
      <text:p text:style-name="Листинг_20_кода"><text:span text:style-name="T6"><text:s text:c="24"/></text:span><text:span text:style-name="T16">self</text:span><text:span text:style-name="T10">.can_click = </text:span><text:span text:style-name="T7">False</text:span></text:p>
      <text:p text:style-name="Листинг_20_кода"><text:span text:style-name="T6"><text:s text:c="24"/></text:span><text:span text:style-name="T16">self</text:span><text:span text:style-name="T10">.click_time = time.get_ticks() + </text:span><text:span text:style-name="T14">1000</text:span></text:p>
      <text:p text:style-name="Листинг_20_кода"><text:span text:style-name="T13"><text:s text:c="24"/></text:span><text:span text:style-name="T7">if not </text:span><text:span text:style-name="T16">self</text:span><text:span text:style-name="T10">.was_win:</text:span></text:p>
      <text:p text:style-name="Листинг_20_кода"><text:s text:c="28"/><text:span text:style-name="T16">self</text:span><text:span text:style-name="T10">.counter.update_counters(</text:span><text:span text:style-name="T12">'computer'</text:span><text:span text:style-name="T10">)</text:span></text:p>
      <text:p text:style-name="Листинг_20_кода"><text:s text:c="28"/><text:span text:style-name="T16">self</text:span><text:span text:style-name="T10">.change_cur_player()</text:span></text:p>
      <text:p text:style-name="Листинг_20_кода"><text:s text:c="20"/><text:span text:style-name="T7">if </text:span><text:span text:style-name="T16">self</text:span><text:span text:style-name="T10">.btn_quit.check_press(mouse_pos):</text:span></text:p>
      <text:p text:style-name="Листинг_20_кода"><text:s text:c="24"/><text:span text:style-name="T16">self</text:span><text:span text:style-name="T10">.attenuation()</text:span></text:p>
      <text:p text:style-name="Листинг_20_кода"><text:s text:c="24"/><text:span text:style-name="T10">exit_()</text:span></text:p>
      <text:p text:style-name="Листинг_20_кода"><text:s text:c="20"/><text:span text:style-name="T7">if </text:span><text:span text:style-name="T16">self</text:span><text:span text:style-name="T10">.btn_return.check_press(mouse_pos):</text:span></text:p>
      <text:p text:style-name="Листинг_20_кода"><text:s text:c="24"/><text:span text:style-name="T10">run = </text:span><text:span text:style-name="T7">False</text:span></text:p>
      <text:p text:style-name="Листинг_20_кода"><text:span text:style-name="T6"><text:s text:c="24"/></text:span><text:span text:style-name="T16">self</text:span><text:span text:style-name="T10">.want_back = </text:span><text:span text:style-name="T7">True</text:span></text:p>
      <text:p text:style-name="Листинг_20_кода"><text:span text:style-name="T6"><text:s text:c="20"/></text:span><text:span text:style-name="T7">if not </text:span><text:span text:style-name="T16">self</text:span><text:span text:style-name="T10">.was_win:</text:span></text:p>
      <text:p text:style-name="Листинг_20_кода"><text:s text:c="24"/><text:span text:style-name="T7">if </text:span><text:span text:style-name="T16">self</text:span><text:span text:style-name="T10">.field.check_press_on_cells(mouse_pos</text:span><text:span text:style-name="T7">, </text:span><text:span text:style-name="T16">self</text:span><text:span text:style-name="T10">.bot.hu_char):</text:span></text:p>
      <text:p text:style-name="Листинг_20_кода"><text:s text:c="28"/><text:span text:style-name="T10">play_symbol_sound(</text:span><text:span text:style-name="T16">self</text:span><text:span text:style-name="T10">.bot.hu_char)</text:span></text:p>
      <text:p text:style-name="Листинг_20_кода"><text:s text:c="28"/><text:span text:style-name="T16">self</text:span><text:span text:style-name="T10">.change_cur_player()</text:span></text:p>
      <text:p text:style-name="Листинг_20_кода"><text:s text:c="28"/><text:span text:style-name="T16">self</text:span><text:span text:style-name="T10">.comp_turn = </text:span><text:span text:style-name="T7">True</text:span></text:p>
      <text:p text:style-name="Листинг_20_кода"><text:span text:style-name="T6"><text:s text:c="28"/></text:span><text:span text:style-name="T16">self</text:span><text:span text:style-name="T10">.can_click = </text:span><text:span text:style-name="T7">False</text:span></text:p>
      <text:p text:style-name="Листинг_20_кода"><text:span text:style-name="T6"><text:s text:c="28"/></text:span><text:span text:style-name="T16">self</text:span><text:span text:style-name="T10">.click_time = time.get_ticks() - </text:span><text:span text:style-name="T14">500</text:span></text:p>
      <text:p text:style-name="Листинг_20_кода"><text:span text:style-name="T13"><text:s text:c="12"/></text:span><text:span text:style-name="T16">self</text:span><text:span text:style-name="T10">.update_click()</text:span></text:p>
      <text:p text:style-name="Листинг_20_кода"><text:s text:c="12"/><text:span text:style-name="T16">self</text:span><text:span text:style-name="T10">.screen.blit(</text:span><text:span text:style-name="T16">self</text:span><text:span text:style-name="T10">.bg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field.draw()</text:span></text:p>
      <text:p text:style-name="Листинг_20_кода"><text:s text:c="12"/><text:span text:style-name="T16">self</text:span><text:span text:style-name="T10">.rule_place.draw()</text:span></text:p>
      <text:p text:style-name="Листинг_20_кода"><text:s text:c="12"/><text:span text:style-name="T16">self</text:span><text:span text:style-name="T10">.counter.draw()</text:span></text:p>
      <text:p text:style-name="Листинг_20_кода"><text:s text:c="12"/><text:span text:style-name="T16">self</text:span><text:span text:style-name="T10">.label_cur_player.draw()</text:span></text:p>
      <text:p text:style-name="Листинг_20_кода"><text:s text:c="12"/><text:span text:style-name="T7">if </text:span><text:span text:style-name="T16">self</text:span><text:span text:style-name="T10">.was_win:</text:span></text:p>
      <text:p text:style-name="Листинг_20_кода"><text:s text:c="16"/><text:span text:style-name="T16">self</text:span><text:span text:style-name="T10">.screen.blit(</text:span><text:span text:style-name="T16">self</text:span><text:span text:style-name="T10">.contrast_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6"/><text:span text:style-name="T16">self</text:span><text:span text:style-name="T10">.screen.blit(</text:span><text:span text:style-name="T16">self</text:span><text:span text:style-name="T10">.winner_text</text:span><text:span text:style-name="T7">, </text:span><text:span text:style-name="T16">self</text:span><text:span text:style-name="T10">.winner_text_rect)</text:span></text:p>
      <text:p text:style-name="Листинг_20_кода"><text:s text:c="12"/><text:span text:style-name="T7">if </text:span><text:span text:style-name="T16">self</text:span><text:span text:style-name="T10">.was_bot_turn:</text:span></text:p>
      <text:p text:style-name="Листинг_20_кода"><text:s text:c="16"/><text:span text:style-name="T10">play_symbol_sound(</text:span><text:span text:style-name="T16">self</text:span><text:span text:style-name="T10">.bot.ai_char)</text:span></text:p>
      <text:p text:style-name="Листинг_20_кода"><text:s text:c="16"/><text:span text:style-name="T16">self</text:span><text:span text:style-name="T10">.was_bot_turn = </text:span><text:span text:style-name="T7">False</text:span></text:p>
      <text:p text:style-name="Листинг_20_кода"><text:span text:style-name="T6"><text:s text:c="12"/></text:span><text:span text:style-name="T16">self</text:span><text:span text:style-name="T10">.btn_reset.draw()</text:span></text:p>
      <text:p text:style-name="Листинг_20_кода"><text:s text:c="12"/><text:span text:style-name="T16">self</text:span><text:span text:style-name="T10">.btn_quit.draw()</text:span></text:p>
      <text:p text:style-name="Листинг_20_кода"><text:s text:c="12"/><text:span text:style-name="T16">self</text:span><text:span text:style-name="T10">.btn_return.draw()</text:span></text:p>
      <text:p text:style-name="Листинг_20_кода"><text:s text:c="12"/><text:span text:style-name="T7">if </text:span><text:span text:style-name="T16">self</text:span><text:span text:style-name="T10">.begin:</text:span></text:p>
      <text:p text:style-name="Листинг_20_кода"><text:s text:c="16"/><text:span text:style-name="T16">self</text:span><text:span text:style-name="T10">.rising()</text:span></text:p>
      <text:p text:style-name="Листинг_20_кода"><text:s text:c="16"/><text:span text:style-name="T16">self</text:span><text:span text:style-name="T10">.begin = </text:span><text:span text:style-name="T7">False</text:span></text:p>
      <text:p text:style-name="Листинг_20_кода"><text:span text:style-name="T6"><text:s text:c="12"/></text:span><text:span text:style-name="T16">self</text:span><text:span text:style-name="T10">.window.blit(</text:span><text:span text:style-name="T16">self</text:span><text:span text:style-name="T10">.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clock.tick(FPS)</text:span></text:p>
      <text:p text:style-name="Листинг_20_кода"><text:s text:c="12"/><text:span text:style-name="T10">display.update()</text:span></text:p>
      <text:p text:style-name="Листинг_20_кода"><text:s text:c="12"/><text:span text:style-name="T7">if </text:span><text:span text:style-name="T16">self</text:span><text:span text:style-name="T10">.bot_first:</text:span></text:p>
      <text:p text:style-name="Листинг_20_кода"><text:soft-page-break/><text:s text:c="16"/><text:span text:style-name="T10">x = </text:span><text:span text:style-name="T16">self</text:span><text:span text:style-name="T10">.field.rect.x + CELL_SIZE * choice([</text:span><text:span text:style-name="T14">0</text:span><text:span text:style-name="T7">, </text:span><text:span text:style-name="T14">2</text:span><text:span text:style-name="T10">])</text:span></text:p>
      <text:p text:style-name="Листинг_20_кода"><text:s text:c="16"/><text:span text:style-name="T10">y = </text:span><text:span text:style-name="T16">self</text:span><text:span text:style-name="T10">.field.rect.y + CELL_SIZE * choice([</text:span><text:span text:style-name="T14">0</text:span><text:span text:style-name="T7">, </text:span><text:span text:style-name="T14">2</text:span><text:span text:style-name="T10">])</text:span></text:p>
      <text:p text:style-name="Листинг_20_кода"><text:s text:c="16"/><text:span text:style-name="T16">self</text:span><text:span text:style-name="T10">.field.check_press_on_cells([x</text:span><text:span text:style-name="T7">, </text:span><text:span text:style-name="T10">y]</text:span><text:span text:style-name="T7">, </text:span><text:span text:style-name="T16">self</text:span><text:span text:style-name="T10">.bot.hu_char)</text:span></text:p>
      <text:p text:style-name="Листинг_20_кода"><text:s text:c="16"/><text:span text:style-name="T16">self</text:span><text:span text:style-name="T10">.was_bot_turn = </text:span><text:span text:style-name="T7">True</text:span></text:p>
      <text:p text:style-name="Листинг_20_кода"><text:span text:style-name="T6"><text:s text:c="16"/></text:span><text:span text:style-name="T16">self</text:span><text:span text:style-name="T10">.change_cur_player()</text:span></text:p>
      <text:p text:style-name="Листинг_20_кода"><text:s text:c="16"/><text:span text:style-name="T16">self</text:span><text:span text:style-name="T10">.bot_first = </text:span><text:span text:style-name="T7">False</text:span></text:p>
      <text:p text:style-name="Листинг_20_кода"><text:span text:style-name="T6"><text:s text:c="16"/></text:span><text:span text:style-name="T10">time.delay(</text:span><text:span text:style-name="T14">1000</text:span><text:span text:style-name="T10">)</text:span></text:p>
      <text:p text:style-name="Листинг_20_кода"><text:s text:c="4"/><text:span text:style-name="T7">def </text:span><text:span text:style-name="T9">run</text:span><text:span text:style-name="T10">(</text:span><text:span text:style-name="T16">self</text:span><text:span text:style-name="T10">):</text:span></text:p>
      <text:p text:style-name="Листинг_20_кода"><text:s text:c="8"/><text:span text:style-name="T10">mixer.music.load(</text:span><text:span text:style-name="T12">'src/audio/game_screen_theme.mp3'</text:span><text:span text:style-name="T10">)</text:span></text:p>
      <text:p text:style-name="Листинг_20_кода"><text:s text:c="8"/><text:span text:style-name="T10">mixer.music.play(-</text:span><text:span text:style-name="T14">1</text:span><text:span text:style-name="T10">)</text:span></text:p>
      <text:p text:style-name="Листинг_20_кода"><text:s text:c="8"/><text:span text:style-name="T7">while True</text:span><text:span text:style-name="T10">:</text:span></text:p>
      <text:p text:style-name="Листинг_20_кода"><text:s text:c="12"/><text:span text:style-name="T16">self</text:span><text:span text:style-name="T10">.gameplay()</text:span></text:p>
      <text:p text:style-name="Листинг_20_кода"><text:s text:c="12"/><text:span text:style-name="T7">if </text:span><text:span text:style-name="T16">self</text:span><text:span text:style-name="T10">.want_back:</text:span></text:p>
      <text:p text:style-name="Листинг_20_кода"><text:s text:c="16"/><text:span text:style-name="T16">self</text:span><text:span text:style-name="T10">.attenuation()</text:span></text:p>
      <text:p text:style-name="Листинг_20_кода"><text:s text:c="16"/><text:span text:style-name="T7">break</text:span></text:p>
      <text:p text:style-name="Листинг_20_кода"><text:span text:style-name="T6"><text:s text:c="4"/></text:span><text:span text:style-name="T7">def </text:span><text:span text:style-name="T9">update_game</text:span><text:span text:style-name="T10">(</text:span><text:span text:style-name="T16">self</text:span><text:span text:style-name="T10">):</text:span></text:p>
      <text:p text:style-name="Листинг_20_кода"><text:s text:c="8"/><text:span text:style-name="T10">move = </text:span><text:span text:style-name="T16">self</text:span><text:span text:style-name="T10">.bot.computer_position(</text:span><text:span text:style-name="T16">self</text:span><text:span text:style-name="T10">.field.board)</text:span></text:p>
      <text:p text:style-name="Листинг_20_кода"><text:s text:c="8"/><text:span text:style-name="T7">if </text:span><text:span text:style-name="T10">move </text:span><text:span text:style-name="T7">is not None</text:span><text:span text:style-name="T10">:</text:span></text:p>
      <text:p text:style-name="Листинг_20_кода"><text:s text:c="12"/><text:span text:style-name="T10">row</text:span><text:span text:style-name="T7">, </text:span><text:span text:style-name="T10">col = move</text:span></text:p>
      <text:p text:style-name="Листинг_20_кода"><text:s text:c="12"/><text:span text:style-name="T10">x = </text:span><text:span text:style-name="T16">self</text:span><text:span text:style-name="T10">.field.rect.x + CELL_SIZE * col</text:span></text:p>
      <text:p text:style-name="Листинг_20_кода"><text:s text:c="12"/><text:span text:style-name="T10">y = </text:span><text:span text:style-name="T16">self</text:span><text:span text:style-name="T10">.field.rect.y + CELL_SIZE * row</text:span></text:p>
      <text:p text:style-name="Листинг_20_кода"><text:s text:c="12"/><text:span text:style-name="T16">self</text:span><text:span text:style-name="T10">.field.check_press_on_cells([x</text:span><text:span text:style-name="T7">, </text:span><text:span text:style-name="T10">y]</text:span><text:span text:style-name="T7">, </text:span><text:span text:style-name="T16">self</text:span><text:span text:style-name="T10">.bot.hu_char)</text:span></text:p>
      <text:p text:style-name="Листинг_20_кода"><text:s text:c="12"/><text:span text:style-name="T16">self</text:span><text:span text:style-name="T10">.was_bot_turn = </text:span><text:span text:style-name="T7">True</text:span></text:p>
      <text:p text:style-name="Листинг_20_кода"><text:span text:style-name="T6"><text:s text:c="8"/></text:span><text:span text:style-name="T7">if </text:span><text:span text:style-name="T10">piece(</text:span><text:span text:style-name="T16">self</text:span><text:span text:style-name="T10">.field.board</text:span><text:span text:style-name="T7">, </text:span><text:span text:style-name="T16">self</text:span><text:span text:style-name="T10">.bot.hu_char</text:span><text:span text:style-name="T7">, </text:span><text:span text:style-name="T16">self</text:span><text:span text:style-name="T10">.bot.ai_char):</text:span></text:p>
      <text:p text:style-name="Листинг_20_кода"><text:s text:c="12"/><text:span text:style-name="T16">self</text:span><text:span text:style-name="T10">.winner = </text:span><text:span text:style-name="T12">'piece'</text:span></text:p>
      <text:p text:style-name="Листинг_20_кода"><text:span text:style-name="T11"><text:s text:c="12"/></text:span><text:span text:style-name="T16">self</text:span><text:span text:style-name="T10">.was_win = </text:span><text:span text:style-name="T7">True</text:span></text:p>
      <text:p text:style-name="Листинг_20_кода"><text:span text:style-name="T6"><text:s text:c="8"/></text:span><text:span text:style-name="T7">if </text:span><text:span text:style-name="T10">check_win(</text:span><text:span text:style-name="T16">self</text:span><text:span text:style-name="T10">.field.board</text:span><text:span text:style-name="T7">, </text:span><text:span text:style-name="T16">self</text:span><text:span text:style-name="T10">.bot.hu_char):</text:span></text:p>
      <text:p text:style-name="Листинг_20_кода"><text:s text:c="12"/><text:span text:style-name="T16">self</text:span><text:span text:style-name="T10">.was_win = </text:span><text:span text:style-name="T7">True</text:span></text:p>
      <text:p text:style-name="Листинг_20_кода"><text:span text:style-name="T6"><text:s text:c="12"/></text:span><text:span text:style-name="T16">self</text:span><text:span text:style-name="T10">.winner = </text:span><text:span text:style-name="T12">'human'</text:span></text:p>
      <text:p text:style-name="Листинг_20_кода"><text:span text:style-name="T11"><text:s text:c="8"/></text:span><text:span text:style-name="T7">if </text:span><text:span text:style-name="T10">check_win(</text:span><text:span text:style-name="T16">self</text:span><text:span text:style-name="T10">.field.board</text:span><text:span text:style-name="T7">, </text:span><text:span text:style-name="T16">self</text:span><text:span text:style-name="T10">.bot.ai_char):</text:span></text:p>
      <text:p text:style-name="Листинг_20_кода"><text:s text:c="12"/><text:span text:style-name="T16">self</text:span><text:span text:style-name="T10">.was_win = </text:span><text:span text:style-name="T7">True</text:span></text:p>
      <text:p text:style-name="Листинг_20_кода"><text:span text:style-name="T6"><text:s text:c="12"/></text:span><text:span text:style-name="T16">self</text:span><text:span text:style-name="T10">.winner = </text:span><text:span text:style-name="T12">'computer'</text:span></text:p>
      <text:p text:style-name="Листинг_20_кода"><text:span text:style-name="T11"><text:s text:c="8"/></text:span><text:span text:style-name="T7">if </text:span><text:span text:style-name="T16">self</text:span><text:span text:style-name="T10">.was_win:</text:span></text:p>
      <text:p text:style-name="Листинг_20_кода"><text:s text:c="12"/><text:span text:style-name="T16">self</text:span><text:span text:style-name="T10">.counter.update_counters(</text:span><text:span text:style-name="T16">self</text:span><text:span text:style-name="T10">.winner)</text:span></text:p>
      <text:p text:style-name="Листинг_20_кода"><text:s text:c="12"/><text:span text:style-name="T16">self</text:span><text:span text:style-name="T10">.render_win_text()</text:span></text:p>
      <text:p text:style-name="Листинг_20_кода"><text:s text:c="8"/><text:span text:style-name="T16">self</text:span><text:span text:style-name="T10">.change_cur_player()</text:span></text:p>
      <text:p text:style-name="Листинг_20_кода"><text:s text:c="8"/><text:span text:style-name="T16">self</text:span><text:span text:style-name="T10">.comp_turn = </text:span><text:span text:style-name="T7">False</text:span></text:p>
      <text:p text:style-name="Листинг_20_кода"><text:span text:style-name="T6"><text:s text:c="4"/></text:span><text:span text:style-name="T7">def </text:span><text:span text:style-name="T9">render_win_text</text:span><text:span text:style-name="T10">(</text:span><text:span text:style-name="T16">self</text:span><text:span text:style-name="T10">):</text:span></text:p>
      <text:p text:style-name="Листинг_20_кода"><text:s text:c="8"/><text:span text:style-name="T7">if </text:span><text:span text:style-name="T16">self</text:span><text:span text:style-name="T10">.winner == </text:span><text:span text:style-name="T12">'human'</text:span><text:span text:style-name="T10">:</text:span></text:p>
      <text:p text:style-name="Листинг_20_кода"><text:s text:c="12"/><text:span text:style-name="T10">message = </text:span><text:span text:style-name="T12">'ПОБЕДА'</text:span></text:p>
      <text:p text:style-name="Листинг_20_кода"><text:span text:style-name="T11"><text:s text:c="8"/></text:span><text:span text:style-name="T7">elif </text:span><text:span text:style-name="T16">self</text:span><text:span text:style-name="T10">.winner == </text:span><text:span text:style-name="T12">'computer'</text:span><text:span text:style-name="T10">:</text:span></text:p>
      <text:p text:style-name="Листинг_20_кода"><text:s text:c="12"/><text:span text:style-name="T10">message = </text:span><text:span text:style-name="T12">'ПОРАЖЕНИЕ'</text:span></text:p>
      <text:p text:style-name="Листинг_20_кода"><text:span text:style-name="T11"><text:s text:c="8"/></text:span><text:span text:style-name="T7">else</text:span><text:span text:style-name="T10">:</text:span></text:p>
      <text:p text:style-name="Листинг_20_кода"><text:s text:c="12"/><text:span text:style-name="T10">message = </text:span><text:span text:style-name="T12">'НИЧЬЯ'</text:span></text:p>
      <text:p text:style-name="Листинг_20_кода"><text:soft-page-break/><text:span text:style-name="T11"><text:s text:c="8"/></text:span><text:span text:style-name="T16">self</text:span><text:span text:style-name="T10">.contrast_screen.fill((</text:span><text:span text:style-name="T14">255</text:span><text:span text:style-name="T7">, </text:span><text:span text:style-name="T14">255</text:span><text:span text:style-name="T7">, </text:span><text:span text:style-name="T14">255</text:span><text:span text:style-name="T7">, </text:span><text:span text:style-name="T14">100</text:span><text:span text:style-name="T10">))</text:span></text:p>
      <text:p text:style-name="Листинг_20_кода"><text:s text:c="8"/><text:span text:style-name="T16">self</text:span><text:span text:style-name="T10">.winner_text = </text:span><text:span text:style-name="T16">self</text:span><text:span text:style-name="T10">.font_header.render(message</text:span><text:span text:style-name="T7">, True, </text:span><text:span text:style-name="T16">self</text:span><text:span text:style-name="T10">.winner_text_color)</text:span></text:p>
      <text:p text:style-name="Листинг_20_кода"><text:s text:c="8"/><text:span text:style-name="T16">self</text:span><text:span text:style-name="T10">.winner_text_rect = </text:span><text:span text:style-name="T16">self</text:span><text:span text:style-name="T10">.winner_text.get_rect(</text:span><text:span text:style-name="T18">center</text:span><text:span text:style-name="T10">=[WIDTH//</text:span><text:span text:style-name="T14">2</text:span><text:span text:style-name="T7">, </text:span><text:span text:style-name="T10">HEIGHT // </text:span><text:span text:style-name="T14">3</text:span><text:span text:style-name="T10">])</text:span></text:p>
      <text:p text:style-name="Листинг_20_кода"><text:span text:style-name="T6">class </text:span>StartScreen(Game):</text:p>
      <text:p text:style-name="Листинг_20_кода"><text:s text:c="4"/><text:span text:style-name="T7">def </text:span><text:span text:style-name="T15">__init__</text:span><text:span text:style-name="T10">(</text:span><text:span text:style-name="T16">self</text:span><text:span text:style-name="T10">):</text:span></text:p>
      <text:p text:style-name="Листинг_20_кода"><text:s text:c="8"/><text:span text:style-name="T17">super</text:span><text:span text:style-name="T10">(StartScreen</text:span><text:span text:style-name="T7">, </text:span><text:span text:style-name="T16">self</text:span><text:span text:style-name="T10">).</text:span><text:span text:style-name="T15">__init__</text:span><text:span text:style-name="T10">()</text:span></text:p>
      <text:p text:style-name="Листинг_20_кода"><text:s text:c="8"/><text:span text:style-name="T16">self</text:span><text:span text:style-name="T10">.header = Label(</text:span><text:span text:style-name="T14">0</text:span><text:span text:style-name="T7">, </text:span><text:span text:style-name="T14">0</text:span><text:span text:style-name="T7">, </text:span><text:span text:style-name="T14">65</text:span><text:span text:style-name="T7">, </text:span><text:span text:style-name="T12">"Крестики и нолики"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btn_next = Button(</text:span><text:span text:style-name="T14">0</text:span><text:span text:style-name="T7">, </text:span><text:span text:style-name="T14">0</text:span><text:span text:style-name="T7">, </text:span><text:span text:style-name="T14">300</text:span><text:span text:style-name="T7">, </text:span><text:span text:style-name="T14">70</text:span><text:span text:style-name="T7">, </text:span><text:span text:style-name="T14">25</text:span><text:span text:style-name="T7">, </text:span><text:span text:style-name="T12">"Начать игру"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btn_quit = Button(</text:span><text:span text:style-name="T14">0</text:span><text:span text:style-name="T7">, </text:span><text:span text:style-name="T14">0</text:span><text:span text:style-name="T7">, </text:span><text:span text:style-name="T14">300</text:span><text:span text:style-name="T7">, </text:span><text:span text:style-name="T14">70</text:span><text:span text:style-name="T7">, </text:span><text:span text:style-name="T14">25</text:span><text:span text:style-name="T7">, </text:span><text:span text:style-name="T12">"Выйти из игры"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question = Label(</text:span><text:span text:style-name="T14">10</text:span><text:span text:style-name="T7">, </text:span><text:span text:style-name="T14">10</text:span><text:span text:style-name="T7">, </text:span><text:span text:style-name="T14">21</text:span><text:span text:style-name="T7">, </text:span><text:span text:style-name="T12">'Каким знаком вы хотите играть?'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bg = image.load(</text:span><text:span text:style-name="T12">'src/img/start_screen_bg_pixel.png'</text:span><text:span text:style-name="T10">)</text:span></text:p>
      <text:p text:style-name="Листинг_20_кода"><text:s text:c="8"/><text:span text:style-name="T16">self</text:span><text:span text:style-name="T10">.bg = transform.scale(</text:span><text:span text:style-name="T16">self</text:span><text:span text:style-name="T10">.bg</text:span><text:span text:style-name="T7">, </text:span><text:span text:style-name="T10">(WIDTH</text:span><text:span text:style-name="T7">, </text:span><text:span text:style-name="T10">HEIGHT))</text:span></text:p>
      <text:p text:style-name="Листинг_20_кода"><text:s text:c="8"/><text:span text:style-name="T16">self</text:span><text:span text:style-name="T10">.attenuation_screen = surface.Surface([WIDTH</text:span><text:span text:style-name="T7">, </text:span><text:span text:style-name="T10">HEIGHT]</text:span><text:span text:style-name="T7">, </text:span><text:span text:style-name="T10">SRCALPHA)</text:span></text:p>
      <text:p text:style-name="Листинг_20_кода"><text:s text:c="8"/><text:span text:style-name="T16">self</text:span><text:span text:style-name="T10">.btn_quit.set_center(WIDTH // </text:span><text:span text:style-name="T14">1.86</text:span><text:span text:style-name="T7">, </text:span><text:span text:style-name="T10">HEIGHT // </text:span><text:span text:style-name="T14">1.3</text:span><text:span text:style-name="T10">)</text:span></text:p>
      <text:p text:style-name="Листинг_20_кода"><text:s text:c="8"/><text:span text:style-name="T16">self</text:span><text:span text:style-name="T10">.btn_next.set_center(WIDTH // </text:span><text:span text:style-name="T14">1.86</text:span><text:span text:style-name="T7">, </text:span><text:span text:style-name="T10">HEIGHT // </text:span><text:span text:style-name="T14">1.7</text:span><text:span text:style-name="T10">)</text:span></text:p>
      <text:p text:style-name="Листинг_20_кода"><text:s text:c="8"/><text:span text:style-name="T16">self</text:span><text:span text:style-name="T10">.header.rect.center = [WIDTH // </text:span><text:span text:style-name="T14">1.86</text:span><text:span text:style-name="T7">, </text:span><text:span text:style-name="T10">HEIGHT // </text:span><text:span text:style-name="T14">9</text:span><text:span text:style-name="T10">]</text:span></text:p>
      <text:p text:style-name="Листинг_20_кода"><text:s text:c="8"/><text:span text:style-name="T16">self</text:span><text:span text:style-name="T10">.question.rect.center = [WIDTH // </text:span><text:span text:style-name="T14">1.86</text:span><text:span text:style-name="T7">, </text:span><text:span text:style-name="T10">HEIGHT // </text:span><text:span text:style-name="T14">2.8</text:span><text:span text:style-name="T10">]</text:span></text:p>
      <text:p text:style-name="Листинг_20_кода"><text:s text:c="8"/><text:span text:style-name="T16">self</text:span><text:span text:style-name="T10">.char_choice = [RadioButton(WIDTH // </text:span><text:span text:style-name="T14">2.3</text:span><text:span text:style-name="T7">, </text:span><text:span text:style-name="T10">HEIGHT // </text:span><text:span text:style-name="T14">2.35</text:span><text:span text:style-name="T7">, </text:span><text:span text:style-name="T14">18</text:span><text:span text:style-name="T7">, </text:span><text:span text:style-name="T14">10</text:span><text:span text:style-name="T7">, </text:span><text:span text:style-name="T12">'Крестики'</text:span><text:span text:style-name="T7">, </text:span><text:span text:style-name="T16">self</text:span><text:span text:style-name="T10">.screen)</text:span><text:span text:style-name="T7">,</text:span></text:p>
      <text:p text:style-name="Листинг_20_кода"><text:span text:style-name="T6"><text:s text:c="28"/></text:span><text:span text:style-name="T10">RadioButton(WIDTH//</text:span><text:span text:style-name="T14">1.8</text:span><text:span text:style-name="T7">, </text:span><text:span text:style-name="T10">HEIGHT//</text:span><text:span text:style-name="T14">2.35</text:span><text:span text:style-name="T7">, </text:span><text:span text:style-name="T14">18</text:span><text:span text:style-name="T7">, </text:span><text:span text:style-name="T14">10</text:span><text:span text:style-name="T7">, </text:span><text:span text:style-name="T12">'Нолики'</text:span><text:span text:style-name="T7">, </text:span><text:span text:style-name="T16">self</text:span><text:span text:style-name="T10">.screen)]</text:span></text:p>
      <text:p text:style-name="Листинг_20_кода"><text:s text:c="8"/><text:span text:style-name="T16">self</text:span><text:span text:style-name="T10">.char_choice[</text:span><text:span text:style-name="T14">0</text:span><text:span text:style-name="T10">].active = </text:span><text:span text:style-name="T7">True</text:span></text:p>
      <text:p text:style-name="Листинг_20_кода"><text:span text:style-name="T6"><text:s text:c="8"/></text:span><text:span text:style-name="T16">self</text:span><text:span text:style-name="T10">.buttons = [</text:span><text:span text:style-name="T16">self</text:span><text:span text:style-name="T10">.btn_next</text:span><text:span text:style-name="T7">, </text:span><text:span text:style-name="T16">self</text:span><text:span text:style-name="T10">.btn_quit</text:span><text:span text:style-name="T7">, </text:span><text:span text:style-name="T10">*</text:span><text:span text:style-name="T16">self</text:span><text:span text:style-name="T10">.char_choice]</text:span></text:p>
      <text:p text:style-name="Листинг_20_кода"><text:s text:c="8"/><text:span text:style-name="T16">self</text:span><text:span text:style-name="T10">.begin = </text:span><text:span text:style-name="T7">False</text:span></text:p>
      <text:p text:style-name="Листинг_20_кода"><text:span text:style-name="T6"><text:s text:c="4"/></text:span><text:span text:style-name="T7">def </text:span><text:span text:style-name="T9">rising</text:span><text:span text:style-name="T10">(</text:span><text:span text:style-name="T16">self</text:span><text:span text:style-name="T10">):</text:span></text:p>
      <text:p text:style-name="Листинг_20_кода"><text:s text:c="8"/><text:span text:style-name="T7">for </text:span><text:span text:style-name="T10">i </text:span><text:span text:style-name="T7">in </text:span><text:span text:style-name="T17">range</text:span><text:span text:style-name="T10">(</text:span><text:span text:style-name="T14">25</text:span><text:span text:style-name="T10">):</text:span></text:p>
      <text:p text:style-name="Листинг_20_кода"><text:s text:c="12"/><text:span text:style-name="T16">self</text:span><text:span text:style-name="T10">.attenuation_screen.fill((</text:span><text:span text:style-name="T14">0</text:span><text:span text:style-name="T7">, </text:span><text:span text:style-name="T14">0</text:span><text:span text:style-name="T7">, </text:span><text:span text:style-name="T14">0</text:span><text:span text:style-name="T7">, </text:span><text:span text:style-name="T14">250 </text:span><text:span text:style-name="T10">- </text:span><text:span text:style-name="T14">10 </text:span><text:span text:style-name="T10">* i))</text:span></text:p>
      <text:p text:style-name="Листинг_20_кода"><text:s text:c="12"/><text:span text:style-name="T10">mixer.music.set_volume(</text:span><text:span text:style-name="T14">0 </text:span><text:span text:style-name="T10">+ </text:span><text:span text:style-name="T14">0.1 </text:span><text:span text:style-name="T10">* i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attenuation_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clock.tick(FPS // </text:span><text:span text:style-name="T14">1.5</text:span><text:span text:style-name="T10">)</text:span></text:p>
      <text:p text:style-name="Листинг_20_кода"><text:s text:c="12"/><text:span text:style-name="T10">display.update()</text:span></text:p>
      <text:p text:style-name="Листинг_20_кода"><text:s text:c="4"/><text:span text:style-name="T7">def </text:span><text:span text:style-name="T9">attenuation</text:span><text:span text:style-name="T10">(</text:span><text:span text:style-name="T16">self</text:span><text:span text:style-name="T10">):</text:span></text:p>
      <text:p text:style-name="Листинг_20_кода"><text:s text:c="8"/><text:span text:style-name="T7">for </text:span><text:span text:style-name="T10">i </text:span><text:span text:style-name="T7">in </text:span><text:span text:style-name="T17">range</text:span><text:span text:style-name="T10">(</text:span><text:span text:style-name="T14">1</text:span><text:span text:style-name="T7">, </text:span><text:span text:style-name="T14">26</text:span><text:span text:style-name="T10">):</text:span></text:p>
      <text:p text:style-name="Листинг_20_кода"><text:s text:c="12"/><text:span text:style-name="T16">self</text:span><text:span text:style-name="T10">.attenuation_screen.fill((</text:span><text:span text:style-name="T14">0</text:span><text:span text:style-name="T7">, </text:span><text:span text:style-name="T14">0</text:span><text:span text:style-name="T7">, </text:span><text:span text:style-name="T14">0</text:span><text:span text:style-name="T7">, </text:span><text:span text:style-name="T14">10</text:span><text:span text:style-name="T10">*i))</text:span></text:p>
      <text:p text:style-name="Листинг_20_кода"><text:s text:c="12"/><text:span text:style-name="T10">mixer.music.set_volume(</text:span><text:span text:style-name="T14">1 </text:span><text:span text:style-name="T10">- </text:span><text:span text:style-name="T14">0.1 </text:span><text:span text:style-name="T10">* i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attenuation_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clock.tick(FPS // </text:span><text:span text:style-name="T14">1.5</text:span><text:span text:style-name="T10">)</text:span></text:p>
      <text:p text:style-name="Листинг_20_кода"><text:s text:c="12"/><text:span text:style-name="T10">display.update()</text:span></text:p>
      <text:p text:style-name="Листинг_20_кода"><text:s text:c="4"/><text:span text:style-name="T7">def </text:span><text:span text:style-name="T9">run</text:span><text:span text:style-name="T10">(</text:span><text:span text:style-name="T16">self</text:span><text:span text:style-name="T10">):</text:span></text:p>
      <text:p text:style-name="Листинг_20_кода"><text:soft-page-break/><text:s text:c="8"/><text:span text:style-name="T16">self</text:span><text:span text:style-name="T10">.begin = </text:span><text:span text:style-name="T7">True</text:span></text:p>
      <text:p text:style-name="Листинг_20_кода"><text:span text:style-name="T6"><text:s text:c="8"/></text:span><text:span text:style-name="T16">self</text:span><text:span text:style-name="T10">.attenuation_screen.fill((</text:span><text:span text:style-name="T14">0</text:span><text:span text:style-name="T7">, 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8"/><text:span text:style-name="T10">mixer.music.load(</text:span><text:span text:style-name="T12">'src/audio/start_screen_theme.mp3'</text:span><text:span text:style-name="T10">)</text:span></text:p>
      <text:p text:style-name="Листинг_20_кода"><text:s text:c="8"/><text:span text:style-name="T10">mixer.music.play(-</text:span><text:span text:style-name="T14">1</text:span><text:span text:style-name="T10">)</text:span></text:p>
      <text:p text:style-name="Листинг_20_кода"><text:s text:c="8"/><text:span text:style-name="T10">mouse_pos = [</text:span><text:span text:style-name="T14">0</text:span><text:span text:style-name="T7">, </text:span><text:span text:style-name="T14">0</text:span><text:span text:style-name="T10">]</text:span></text:p>
      <text:p text:style-name="Листинг_20_кода"><text:s text:c="8"/><text:span text:style-name="T10">run = </text:span><text:span text:style-name="T7">True</text:span></text:p>
      <text:p text:style-name="Листинг_20_кода"><text:span text:style-name="T6"><text:s text:c="8"/></text:span><text:span text:style-name="T7">while </text:span><text:span text:style-name="T10">run:</text:span></text:p>
      <text:p text:style-name="Листинг_20_кода"><text:s text:c="12"/><text:span text:style-name="T7">for </text:span><text:span text:style-name="T10">evt </text:span><text:span text:style-name="T7">in </text:span><text:span text:style-name="T10">event.get():</text:span></text:p>
      <text:p text:style-name="Листинг_20_кода"><text:s text:c="16"/><text:span text:style-name="T7">if </text:span><text:span text:style-name="T10">evt.type == QUIT:</text:span></text:p>
      <text:p text:style-name="Листинг_20_кода"><text:s text:c="20"/><text:span text:style-name="T16">self</text:span><text:span text:style-name="T10">.attenuation()</text:span></text:p>
      <text:p text:style-name="Листинг_20_кода"><text:s text:c="20"/><text:span text:style-name="T10">exit_()</text:span></text:p>
      <text:p text:style-name="Листинг_20_кода"><text:s text:c="16"/><text:span text:style-name="T7">if </text:span><text:span text:style-name="T10">evt.type == MOUSEMOTION </text:span><text:span text:style-name="T7">and not </text:span><text:span text:style-name="T16">self</text:span><text:span text:style-name="T10">.begin:</text:span></text:p>
      <text:p text:style-name="Листинг_20_кода"><text:s text:c="20"/><text:span text:style-name="T10">mouse_pos = mouse.get_pos()</text:span></text:p>
      <text:p text:style-name="Листинг_20_кода"><text:s text:c="20"/><text:span text:style-name="T10">hovers = </text:span><text:span text:style-name="T17">any</text:span><text:span text:style-name="T10">([</text:span><text:span text:style-name="T16">self</text:span><text:span text:style-name="T10">.buttons[i].check_move(mouse_pos) </text:span><text:span text:style-name="T7">for </text:span><text:span text:style-name="T10">i </text:span><text:span text:style-name="T7">in </text:span><text:span text:style-name="T17">range</text:span><text:span text:style-name="T10">(</text:span><text:span text:style-name="T17">len</text:span><text:span text:style-name="T10">(</text:span><text:span text:style-name="T16">self</text:span><text:span text:style-name="T10">.buttons))])</text:span></text:p>
      <text:p text:style-name="Листинг_20_кода"><text:s text:c="20"/><text:span text:style-name="T7">if </text:span><text:span text:style-name="T10">hovers:</text:span></text:p>
      <text:p text:style-name="Листинг_20_кода"><text:s text:c="24"/><text:span text:style-name="T10">mouse.set_cursor(FINGER_CURSOR)</text:span></text:p>
      <text:p text:style-name="Листинг_20_кода"><text:s text:c="20"/><text:span text:style-name="T7">else</text:span><text:span text:style-name="T10">:</text:span></text:p>
      <text:p text:style-name="Листинг_20_кода"><text:s text:c="24"/><text:span text:style-name="T10">mouse.set_cursor(NORM_CURSOR)</text:span></text:p>
      <text:p text:style-name="Листинг_20_кода"><text:s text:c="16"/><text:span text:style-name="T7">if </text:span><text:span text:style-name="T10">evt.type == MOUSEBUTTONDOWN:</text:span></text:p>
      <text:p text:style-name="Листинг_20_кода"><text:s text:c="20"/><text:span text:style-name="T7">if </text:span><text:span text:style-name="T16">self</text:span><text:span text:style-name="T10">.char_choice[</text:span><text:span text:style-name="T14">0</text:span><text:span text:style-name="T10">].check_press(mouse_pos):</text:span></text:p>
      <text:p text:style-name="Листинг_20_кода"><text:s text:c="24"/><text:span text:style-name="T16">self</text:span><text:span text:style-name="T10">.update_char(</text:span><text:span text:style-name="T14">0</text:span><text:span text:style-name="T10">)</text:span></text:p>
      <text:p text:style-name="Листинг_20_кода"><text:s text:c="20"/><text:span text:style-name="T7">if </text:span><text:span text:style-name="T16">self</text:span><text:span text:style-name="T10">.char_choice[</text:span><text:span text:style-name="T14">1</text:span><text:span text:style-name="T10">].check_press(mouse_pos):</text:span></text:p>
      <text:p text:style-name="Листинг_20_кода"><text:s text:c="24"/><text:span text:style-name="T16">self</text:span><text:span text:style-name="T10">.update_char(</text:span><text:span text:style-name="T14">1</text:span><text:span text:style-name="T10">)</text:span></text:p>
      <text:p text:style-name="Листинг_20_кода"><text:s text:c="20"/><text:span text:style-name="T7">if </text:span><text:span text:style-name="T16">self</text:span><text:span text:style-name="T10">.btn_next.check_press(mouse_pos):</text:span></text:p>
      <text:p text:style-name="Листинг_20_кода"><text:s text:c="24"/><text:span text:style-name="T10">run = </text:span><text:span text:style-name="T7">False</text:span></text:p>
      <text:p text:style-name="Листинг_20_кода"><text:span text:style-name="T6"><text:s text:c="24"/></text:span><text:span text:style-name="T10">mouse.set_cursor(NORM_CURSOR)</text:span></text:p>
      <text:p text:style-name="Листинг_20_кода"><text:s text:c="24"/><text:span text:style-name="T10">GATE_UNLOCK.play(</text:span><text:span text:style-name="T14">0</text:span><text:span text:style-name="T10">)</text:span></text:p>
      <text:p text:style-name="Листинг_20_кода"><text:s text:c="20"/><text:span text:style-name="T7">if </text:span><text:span text:style-name="T16">self</text:span><text:span text:style-name="T10">.btn_quit.check_press(mouse_pos):</text:span></text:p>
      <text:p text:style-name="Листинг_20_кода"><text:s text:c="24"/><text:span text:style-name="T16">self</text:span><text:span text:style-name="T10">.attenuation()</text:span></text:p>
      <text:p text:style-name="Листинг_20_кода"><text:s text:c="24"/><text:span text:style-name="T10">exit_()</text:span></text:p>
      <text:p text:style-name="Листинг_20_кода"><text:s text:c="12"/><text:span text:style-name="T16">self</text:span><text:span text:style-name="T10">.screen.blit(</text:span><text:span text:style-name="T16">self</text:span><text:span text:style-name="T10">.bg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header.draw()</text:span></text:p>
      <text:p text:style-name="Листинг_20_кода"><text:s text:c="12"/><text:span text:style-name="T16">self</text:span><text:span text:style-name="T10">.question.draw()</text:span></text:p>
      <text:p text:style-name="Листинг_20_кода"><text:s text:c="12"/><text:span text:style-name="T10">[radio.update() </text:span><text:span text:style-name="T7">for </text:span><text:span text:style-name="T10">radio </text:span><text:span text:style-name="T7">in </text:span><text:span text:style-name="T16">self</text:span><text:span text:style-name="T10">.char_choice]</text:span></text:p>
      <text:p text:style-name="Листинг_20_кода"><text:s text:c="12"/><text:span text:style-name="T16">self</text:span><text:span text:style-name="T10">.btn_next.draw()</text:span></text:p>
      <text:p text:style-name="Листинг_20_кода"><text:s text:c="12"/><text:span text:style-name="T16">self</text:span><text:span text:style-name="T10">.btn_quit.draw()</text:span></text:p>
      <text:p text:style-name="Листинг_20_кода"><text:s text:c="12"/><text:span text:style-name="T7">if </text:span><text:span text:style-name="T16">self</text:span><text:span text:style-name="T10">.begin:</text:span></text:p>
      <text:p text:style-name="Листинг_20_кода"><text:s text:c="16"/><text:span text:style-name="T16">self</text:span><text:span text:style-name="T10">.rising()</text:span></text:p>
      <text:p text:style-name="Листинг_20_кода"><text:s text:c="16"/><text:span text:style-name="T16">self</text:span><text:span text:style-name="T10">.begin = </text:span><text:span text:style-name="T7">False</text:span></text:p>
      <text:p text:style-name="Листинг_20_кода"><text:span text:style-name="T6"><text:s text:c="12"/></text:span><text:span text:style-name="T16">self</text:span><text:span text:style-name="T10">.window.blit(</text:span><text:span text:style-name="T16">self</text:span><text:span text:style-name="T10">.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clock.tick(FPS)</text:span></text:p>
      <text:p text:style-name="Листинг_20_кода"><text:s text:c="12"/><text:span text:style-name="T10">display.update()</text:span></text:p>
      <text:p text:style-name="Листинг_20_кода"><text:s text:c="8"/><text:span text:style-name="T10">time.delay(</text:span><text:span text:style-name="T14">3000</text:span><text:span text:style-name="T10">)</text:span></text:p>
      <text:p text:style-name="Листинг_20_кода"><text:s text:c="8"/><text:span text:style-name="T16">self</text:span><text:span text:style-name="T10">.attenuation()</text:span></text:p>
      <text:p text:style-name="Листинг_20_кода"><text:s text:c="4"/><text:span text:style-name="T7">def </text:span><text:span text:style-name="T9">update_char</text:span><text:span text:style-name="T10">(</text:span><text:span text:style-name="T16">self</text:span><text:span text:style-name="T7">, </text:span><text:span text:style-name="T10">index):</text:span></text:p>
      <text:p text:style-name="Листинг_20_кода"><text:soft-page-break/><text:s text:c="8"/><text:span text:style-name="T16">self</text:span><text:span text:style-name="T10">.char_choice[index].active = </text:span><text:span text:style-name="T7">True</text:span></text:p>
      <text:p text:style-name="Листинг_20_кода"><text:span text:style-name="T6"><text:s text:c="8"/></text:span><text:span text:style-name="T16">self</text:span><text:span text:style-name="T10">.char_choice[(index + </text:span><text:span text:style-name="T14">1</text:span><text:span text:style-name="T10">) % </text:span><text:span text:style-name="T14">2</text:span><text:span text:style-name="T10">].active = </text:span><text:span text:style-name="T7">False</text:span></text:p>
      <text:p text:style-name="Листинг_20_кода"><text:span text:style-name="T6"><text:s text:c="4"/></text:span><text:span text:style-name="T7">def </text:span><text:span text:style-name="T9">get_chars</text:span><text:span text:style-name="T10">(</text:span><text:span text:style-name="T16">self</text:span><text:span text:style-name="T10">):</text:span></text:p>
      <text:p text:style-name="Листинг_20_кода"><text:s text:c="8"/><text:span text:style-name="T7">if </text:span><text:span text:style-name="T16">self</text:span><text:span text:style-name="T10">.char_choice[</text:span><text:span text:style-name="T14">0</text:span><text:span text:style-name="T10">].active:</text:span></text:p>
      <text:p text:style-name="Листинг_20_кода"><text:s text:c="12"/><text:span text:style-name="T7">return </text:span><text:span text:style-name="T12">'X'</text:span><text:span text:style-name="T7">, </text:span><text:span text:style-name="T12">'O'</text:span></text:p>
      <text:p text:style-name="Листинг_20_кода"><text:span text:style-name="T11"><text:s text:c="8"/></text:span><text:span text:style-name="T7">else</text:span><text:span text:style-name="T10">:</text:span></text:p>
      <text:p text:style-name="Листинг_20_кода"><text:s text:c="12"/><text:span text:style-name="T7">return </text:span><text:span text:style-name="T12">'O'</text:span><text:span text:style-name="T7">, </text:span><text:span text:style-name="T12">'X'</text:span></text:p>
      <text:p text:style-name="Листинг_20_кода"><text:span text:style-name="T6">def </text:span><text:span text:style-name="T8">exit_</text:span>():</text:p>
      <text:p text:style-name="Листинг_20_кода"><text:s text:c="4"/><text:span text:style-name="T10">file = </text:span><text:span text:style-name="T17">open</text:span><text:span text:style-name="T10">(</text:span><text:span text:style-name="T12">'src/count.txt'</text:span><text:span text:style-name="T7">, </text:span><text:span text:style-name="T18">mode</text:span><text:span text:style-name="T10">=</text:span><text:span text:style-name="T12">'w'</text:span><text:span text:style-name="T7">, </text:span><text:span text:style-name="T18">encoding</text:span><text:span text:style-name="T10">=</text:span><text:span text:style-name="T12">'utf-8'</text:span><text:span text:style-name="T10">)</text:span></text:p>
      <text:p text:style-name="Листинг_20_кода"><text:s text:c="4"/><text:span text:style-name="T10">file.write(</text:span><text:span text:style-name="T12">'win=0</text:span><text:span text:style-name="T7">\n</text:span><text:span text:style-name="T12">lose=0</text:span><text:span text:style-name="T7">\n</text:span><text:span text:style-name="T12">piece=0'</text:span><text:span text:style-name="T10">)</text:span></text:p>
      <text:p text:style-name="Листинг_20_кода"><text:s text:c="4"/><text:span text:style-name="T10">file.close()</text:span></text:p>
      <text:p text:style-name="Листинг_20_кода"><text:s text:c="4"/><text:span text:style-name="T10">quit()</text:span></text:p>
      <text:p text:style-name="Листинг_20_кода"><text:s text:c="4"/><text:span text:style-name="T10">exit()</text:span></text:p>
      <text:p text:style-name="Листинг_20_кода"><text:span text:style-name="T6">if </text:span>__name__ == <text:span text:style-name="T11">'__main__'</text:span>:</text:p>
      <text:p text:style-name="Листинг_20_кода"><text:s text:c="4"/><text:span text:style-name="T10">game = Game()</text:span></text:p>
      <text:p text:style-name="Листинг_20_кода"><text:s text:c="4"/><text:span text:style-name="T10">game.run()</text:span></text:p>
      <text:p text:style-name="P14"/>
      <text:p text:style-name="Заголовок_20_раздела">Блок-схема программы</text:p>
      <text:p text:style-name="Заголовок_20_раздела">Результат работы программы</text:p>
      <text:p text:style-name="Заголовок_20_раздела">Выводы</text:p>
      <text:p text:style-name="Заголовок_20_раздела">Список используемой литературы</text:p>
      <text:list xml:id="list5809738947538266832" text:style-name="L1">
        <text:list-item>
          <text:p text:style-name="P11">Методические материалы, прилагаемые к описанию лабораторной работы.</text:p>
        </text:list-item>
        <text:list-item>
          <text:p text:style-name="P15">Официальная документация для работы с модулем <text:span text:style-name="T5">pygame.</text:span></text:p>
        </text:list-item>
        <text:list-item>
          <text:p text:style-name="P15"><text:span text:style-name="T5">Официальная документация для работы с модулем pyinstall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faultFont" svg:font-family="DefaultFont, sans-serif"/>
    <style:font-face style:name="JetBrains Mono" svg:font-family="'JetBrains Mono', monospace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Заголовок_20_раздела" style:display-name="Заголовок раздела" style:family="paragraph" style:parent-style-name="Standard" style:next-style-name="Основной_20_текст_20_с_20_отступом_20_в_20_начале" style:class="text">
      <style:paragraph-properties fo:margin-left="1.245cm" fo:margin-right="0cm" fo:margin-top="0cm" fo:margin-bottom="0.212cm" fo:line-height="100%" fo:text-align="start" style:justify-single-word="false" fo:text-indent="0cm" style:auto-text-indent="false">
        <style:tab-stops>
          <style:tab-stop style:position="6.747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Основной_20_текст_20_с_20_отступом_20_в_20_начале" style:display-name="Основной текст с отступом в начале" style:family="paragraph" style:parent-style-name="Text_20_body" style:class="text" style:master-page-name="">
      <style:paragraph-properties fo:margin-left="0cm" fo:margin-right="0cm" fo:text-indent="1.251cm" style:auto-text-indent="false" style:page-number="auto" fo:background-color="transparent" style:shadow="none">
        <style:tab-stops/>
        <style:background-image/>
      </style:paragraph-properties>
    </style:style>
    <style:style style:name="Листинг_20_кода" style:display-name="Листинг кода" style:family="paragraph" style:parent-style-name="Text_20_body" style:class="text" style:master-page-name="">
      <style:paragraph-properties fo:margin-left="1.251cm" fo:margin-right="0cm" fo:margin-top="0cm" fo:margin-bottom="0.101cm" fo:text-indent="0cm" style:auto-text-indent="false" style:page-number="auto" fo:background-color="transparent" fo:padding="0.101cm" fo:border="0.002cm solid #000000" style:shadow="none">
        <style:tab-stops/>
        <style:background-image/>
      </style:paragraph-properties>
      <style:text-properties style:font-name="Courier New" fo:font-size="11pt"/>
    </style:style>
    <style:style style:name="Главный_20_заголовок" style:display-name="Главный заголовок" style:family="paragraph" style:parent-style-name="Standard" style:class="text">
      <style:paragraph-properties fo:margin-top="0cm" fo:margin-bottom="0.212cm" fo:line-height="100%" fo:text-align="center" style:justify-single-word="false">
        <style:tab-stops>
          <style:tab-stop style:position="6.74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MS PGothic" style:font-size-asian="10pt" style:font-name-complex="Courier New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2.499cm" fo:margin-left="2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29T01:51:55.84</meta:creation-date>
    <meta:editing-duration>PT1H42M</meta:editing-duration>
    <meta:editing-cycles>4</meta:editing-cycles>
    <meta:generator>OpenOffice/4.1.13$Win32 OpenOffice.org_project/4113m1$Build-9810</meta:generator>
    <dc:title>Для основ программирования</dc:title>
    <meta:initial-creator>Иван Переверзев</meta:initial-creator>
    <dc:date>2022-12-29T03:33:53.10</dc:date>
    <dc:creator>Иван Переверзев</dc:creator>
    <meta:document-statistic meta:table-count="0" meta:image-count="0" meta:object-count="0" meta:page-count="10" meta:paragraph-count="351" meta:word-count="1385" meta:character-count="16270"/>
    <meta:user-defined meta:name="Info 1"/>
    <meta:user-defined meta:name="Info 2"/>
    <meta:user-defined meta:name="Info 3"/>
    <meta:user-defined meta:name="Info 4"/>
    <meta:template xlink:type="simple" xlink:actuate="onRequest" xlink:title="Для основ программирования" xlink:href="file:///C:/Users/Pereverzev%20Ivan%20Work/AppData/Roaming/OpenOffice/4/user/template/Безымянный/Для%20основ%20программирования.ott" meta:date="2022-12-29T01:51:51.92"/>
  </office:meta>
</office:document-meta>
</file>